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able_20_Contents">
      <style:text-properties fo:font-weight="bold"/>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2pt" style:font-size-asian="2pt" style:font-size-complex="2pt"/>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officeooo:paragraph-rsid="0006f93c"/>
    </style:style>
    <style:style style:name="P9" style:family="paragraph" style:parent-style-name="Preformatted_20_Text">
      <style:paragraph-properties fo:margin-left="0.3937in" fo:margin-right="0.3937in" fo:text-indent="0in" style:auto-text-indent="false"/>
    </style:style>
    <style:style style:name="P10" style:family="paragraph" style:parent-style-name="Preformatted_20_Text">
      <style:paragraph-properties fo:margin-left="0.3937in" fo:margin-right="0.3937in" fo:margin-top="0in" fo:margin-bottom="0.1965in" style:contextual-spacing="false" fo:text-indent="0in" style:auto-text-indent="false"/>
    </style:style>
    <style:style style:name="P11" style:family="paragraph" style:parent-style-name="Preformatted_20_Text">
      <style:paragraph-properties fo:margin-left="0.7874in" fo:margin-right="0.7874in" fo:text-indent="0in" style:auto-text-indent="false"/>
    </style:style>
    <style:style style:name="P12" style:family="paragraph" style:parent-style-name="Preformatted_20_Text">
      <style:paragraph-properties fo:margin-left="0.7874in" fo:margin-right="0.7874in" fo:margin-top="0in" fo:margin-bottom="0.1965in" style:contextual-spacing="false" fo:text-indent="0in" style:auto-text-indent="false"/>
    </style:style>
    <style:style style:name="P13" style:family="paragraph" style:parent-style-name="Quotations">
      <style:paragraph-properties fo:margin-left="0.7874in" fo:margin-right="0.7874in" fo:text-indent="0in" style:auto-text-indent="false"/>
    </style:style>
    <style:style style:name="P14" style:family="paragraph" style:parent-style-name="Quotations">
      <style:text-properties fo:font-style="italic"/>
    </style:style>
    <style:style style:name="P15" style:family="paragraph" style:parent-style-name="Quotations">
      <style:text-properties fo:font-style="italic" fo:background-color="#e0e0e0"/>
    </style:style>
    <style:style style:name="P16" style:family="paragraph" style:parent-style-name="Quotations">
      <style:text-properties fo:font-style="italic" officeooo:paragraph-rsid="00075258"/>
    </style:style>
    <style:style style:name="P17" style:family="paragraph" style:parent-style-name="Quotations">
      <style:text-properties officeooo:paragraph-rsid="00090aac"/>
    </style:style>
    <style:style style:name="P18" style:family="paragraph" style:parent-style-name="Quotations">
      <style:text-properties officeooo:paragraph-rsid="000a5afc"/>
    </style:style>
    <style:style style:name="P19" style:family="paragraph" style:parent-style-name="Quotations">
      <style:paragraph-properties fo:margin-left="1.1811in" fo:margin-right="1.1811in" fo:text-indent="0in" style:auto-text-indent="false"/>
    </style:style>
    <style:style style:name="P20" style:family="paragraph" style:parent-style-name="Standard">
      <style:text-properties officeooo:paragraph-rsid="00075258"/>
    </style:style>
    <style:style style:name="P21"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22"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23" style:family="paragraph" style:parent-style-name="Heading_20_4">
      <style:text-properties officeooo:paragraph-rsid="00090aac"/>
    </style:style>
    <style:style style:name="P24"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P25" style:family="paragraph" style:parent-style-name="Standard" style:master-page-name="Standard">
      <style:paragraph-properties style:page-number="auto">
        <style:tab-stops/>
      </style:paragraph-properties>
    </style:style>
    <style:style style:name="P26" style:family="paragraph" style:parent-style-name="Table_20_Contents">
      <style:text-properties officeooo:rsid="0010cc71" officeooo:paragraph-rsid="0010cc71"/>
    </style:style>
    <style:style style:name="P27"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28" style:family="paragraph" style:parent-style-name="Table_20_Contents">
      <style:paragraph-properties fo:margin-left="0.5in" fo:margin-right="0in" fo:text-indent="0in" style:auto-text-indent="false"/>
      <style:text-properties officeooo:rsid="0010cc71" officeooo:paragraph-rsid="0010cc71"/>
    </style:style>
    <style:style style:name="P29"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8"/>
    <style:style style:name="P35" style:family="paragraph" style:parent-style-name="Text_20_body" style:list-style-name="L13"/>
    <style:style style:name="P36" style:family="paragraph" style:parent-style-name="Text_20_body">
      <style:text-properties officeooo:paragraph-rsid="0010cc71"/>
    </style:style>
    <style:style style:name="P37" style:family="paragraph" style:parent-style-name="Text_20_body" style:list-style-name="L1">
      <style:paragraph-properties fo:margin-top="0in" fo:margin-bottom="0in" style:contextual-spacing="false"/>
    </style:style>
    <style:style style:name="P38" style:family="paragraph" style:parent-style-name="Text_20_body" style:list-style-name="L4">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13">
      <style:paragraph-properties fo:margin-top="0in" fo:margin-bottom="0in" style:contextual-spacing="false"/>
    </style:style>
    <style:style style:name="P41" style:family="paragraph" style:parent-style-name="Heading_20_1" style:master-page-name="HTML">
      <style:paragraph-properties fo:text-align="center" style:justify-single-word="false" style:page-number="auto"/>
    </style:style>
    <style:style style:name="P42" style:family="paragraph" style:parent-style-name="Heading_20_2" style:master-page-name="Standard">
      <style:paragraph-properties style:page-number="1"/>
      <style:text-properties officeooo:paragraph-rsid="00090aac"/>
    </style:style>
    <style:style style:name="P43" style:family="paragraph" style:parent-style-name="Heading_20_2" style:master-page-name="Standard">
      <style:paragraph-properties style:page-number="auto"/>
    </style:style>
    <style:style style:name="P44" style:family="paragraph" style:parent-style-name="Quotations" style:list-style-name="L3"/>
    <style:style style:name="P45" style:family="paragraph" style:parent-style-name="Quotations" style:list-style-name="L6"/>
    <style:style style:name="P46" style:family="paragraph" style:parent-style-name="Quotations" style:list-style-name="L7"/>
    <style:style style:name="P47" style:family="paragraph" style:parent-style-name="Quotations" style:list-style-name="L11"/>
    <style:style style:name="P48" style:family="paragraph" style:parent-style-name="Quotations" style:list-style-name="L12"/>
    <style:style style:name="P49" style:family="paragraph" style:parent-style-name="Quotations" style:list-style-name="L15"/>
    <style:style style:name="P50" style:family="paragraph" style:parent-style-name="Quotations" style:list-style-name="L21"/>
    <style:style style:name="P51" style:family="paragraph" style:parent-style-name="Quotations" style:list-style-name="L3">
      <style:paragraph-properties fo:margin-top="0in" fo:margin-bottom="0in" style:contextual-spacing="false"/>
    </style:style>
    <style:style style:name="P52" style:family="paragraph" style:parent-style-name="Quotations" style:list-style-name="L6">
      <style:paragraph-properties fo:margin-top="0in" fo:margin-bottom="0in" style:contextual-spacing="false"/>
    </style:style>
    <style:style style:name="P53" style:family="paragraph" style:parent-style-name="Quotations" style:list-style-name="L7">
      <style:paragraph-properties fo:margin-top="0in" fo:margin-bottom="0in" style:contextual-spacing="false"/>
    </style:style>
    <style:style style:name="P54" style:family="paragraph" style:parent-style-name="Quotations" style:list-style-name="L11">
      <style:paragraph-properties fo:margin-top="0in" fo:margin-bottom="0in" style:contextual-spacing="false"/>
    </style:style>
    <style:style style:name="P55" style:family="paragraph" style:parent-style-name="Quotations" style:list-style-name="L12">
      <style:paragraph-properties fo:margin-top="0in" fo:margin-bottom="0in" style:contextual-spacing="false"/>
    </style:style>
    <style:style style:name="P56" style:family="paragraph" style:parent-style-name="Quotations" style:list-style-name="L21">
      <style:paragraph-properties fo:margin-top="0in" fo:margin-bottom="0in" style:contextual-spacing="false"/>
    </style:style>
    <style:style style:name="P57" style:family="paragraph" style:parent-style-name="Quotations" style:list-style-name="L9">
      <style:paragraph-properties fo:margin-left="0.7874in" fo:margin-right="0.7874in" fo:margin-top="0in" fo:margin-bottom="0in" style:contextual-spacing="false" fo:text-indent="0in" style:auto-text-indent="false"/>
    </style:style>
    <style:style style:name="P58" style:family="paragraph" style:parent-style-name="Quotations" style:list-style-name="L10">
      <style:paragraph-properties fo:margin-left="0.7874in" fo:margin-right="0.7874in" fo:margin-top="0in" fo:margin-bottom="0in" style:contextual-spacing="false" fo:text-indent="0in" style:auto-text-indent="false"/>
    </style:style>
    <style:style style:name="P59" style:family="paragraph" style:parent-style-name="Quotations" style:list-style-name="L14">
      <style:paragraph-properties fo:margin-left="0.7874in" fo:margin-right="0.7874in" fo:margin-top="0in" fo:margin-bottom="0in" style:contextual-spacing="false" fo:text-indent="0in" style:auto-text-indent="false"/>
    </style:style>
    <style:style style:name="P60" style:family="paragraph" style:parent-style-name="Quotations" style:list-style-name="L16">
      <style:paragraph-properties fo:margin-left="0.7874in" fo:margin-right="0.7874in" fo:margin-top="0in" fo:margin-bottom="0in" style:contextual-spacing="false" fo:text-indent="0in" style:auto-text-indent="false"/>
    </style:style>
    <style:style style:name="P61" style:family="paragraph" style:parent-style-name="Quotations" style:list-style-name="L17">
      <style:paragraph-properties fo:margin-left="0.7874in" fo:margin-right="0.7874in" fo:margin-top="0in" fo:margin-bottom="0in" style:contextual-spacing="false" fo:text-indent="0in" style:auto-text-indent="false"/>
    </style:style>
    <style:style style:name="P62" style:family="paragraph" style:parent-style-name="Quotations" style:list-style-name="L18">
      <style:paragraph-properties fo:margin-left="0.7874in" fo:margin-right="0.7874in" fo:margin-top="0in" fo:margin-bottom="0in" style:contextual-spacing="false" fo:text-indent="0in" style:auto-text-indent="false"/>
    </style:style>
    <style:style style:name="P63" style:family="paragraph" style:parent-style-name="Quotations" style:list-style-name="L19">
      <style:paragraph-properties fo:margin-left="0.7874in" fo:margin-right="0.7874in" fo:margin-top="0in" fo:margin-bottom="0in" style:contextual-spacing="false" fo:text-indent="0in" style:auto-text-indent="false"/>
    </style:style>
    <style:style style:name="P64" style:family="paragraph" style:parent-style-name="Quotations" style:list-style-name="L20">
      <style:paragraph-properties fo:margin-left="0.7874in" fo:margin-right="0.7874in" fo:margin-top="0in" fo:margin-bottom="0in" style:contextual-spacing="false" fo:text-indent="0in" style:auto-text-indent="false"/>
    </style:style>
    <style:style style:name="P65" style:family="paragraph" style:parent-style-name="Quotations" style:list-style-name="L22">
      <style:paragraph-properties fo:margin-left="0.7874in" fo:margin-right="0.7874in" fo:margin-top="0in" fo:margin-bottom="0in" style:contextual-spacing="false" fo:text-indent="0in" style:auto-text-indent="false"/>
    </style:style>
    <style:style style:name="P66" style:family="paragraph" style:parent-style-name="Quotations" style:list-style-name="L23">
      <style:paragraph-properties fo:margin-left="0.7874in" fo:margin-right="0.7874in" fo:margin-top="0in" fo:margin-bottom="0in" style:contextual-spacing="false" fo:text-indent="0in" style:auto-text-indent="false"/>
    </style:style>
    <style:style style:name="P67" style:family="paragraph" style:parent-style-name="Quotations" style:list-style-name="L9">
      <style:paragraph-properties fo:margin-left="0.7874in" fo:margin-right="0.7874in" fo:text-indent="0in" style:auto-text-indent="false"/>
    </style:style>
    <style:style style:name="P68" style:family="paragraph" style:parent-style-name="Quotations" style:list-style-name="L10">
      <style:paragraph-properties fo:margin-left="0.7874in" fo:margin-right="0.7874in" fo:text-indent="0in" style:auto-text-indent="false"/>
    </style:style>
    <style:style style:name="P69" style:family="paragraph" style:parent-style-name="Quotations" style:list-style-name="L14">
      <style:paragraph-properties fo:margin-left="0.7874in" fo:margin-right="0.7874in" fo:text-indent="0in" style:auto-text-indent="false"/>
    </style:style>
    <style:style style:name="P70" style:family="paragraph" style:parent-style-name="Quotations" style:list-style-name="L16">
      <style:paragraph-properties fo:margin-left="0.7874in" fo:margin-right="0.7874in" fo:text-indent="0in" style:auto-text-indent="false"/>
    </style:style>
    <style:style style:name="P71" style:family="paragraph" style:parent-style-name="Quotations" style:list-style-name="L17">
      <style:paragraph-properties fo:margin-left="0.7874in" fo:margin-right="0.7874in" fo:text-indent="0in" style:auto-text-indent="false"/>
    </style:style>
    <style:style style:name="P72" style:family="paragraph" style:parent-style-name="Quotations" style:list-style-name="L18">
      <style:paragraph-properties fo:margin-left="0.7874in" fo:margin-right="0.7874in" fo:text-indent="0in" style:auto-text-indent="false"/>
    </style:style>
    <style:style style:name="P73" style:family="paragraph" style:parent-style-name="Quotations" style:list-style-name="L19">
      <style:paragraph-properties fo:margin-left="0.7874in" fo:margin-right="0.7874in" fo:text-indent="0in" style:auto-text-indent="false"/>
    </style:style>
    <style:style style:name="P74" style:family="paragraph" style:parent-style-name="Quotations" style:list-style-name="L20">
      <style:paragraph-properties fo:margin-left="0.7874in" fo:margin-right="0.7874in" fo:text-indent="0in" style:auto-text-indent="false"/>
    </style:style>
    <style:style style:name="P75" style:family="paragraph" style:parent-style-name="Quotations" style:list-style-name="L22">
      <style:paragraph-properties fo:margin-left="0.7874in" fo:margin-right="0.7874in" fo:text-indent="0in" style:auto-text-indent="false"/>
    </style:style>
    <style:style style:name="P76" style:family="paragraph" style:parent-style-name="Quotations" style:list-style-name="L23">
      <style:paragraph-properties fo:margin-left="0.7874in" fo:margin-right="0.7874in" fo:text-indent="0in" style:auto-text-indent="false"/>
    </style:style>
    <style:style style:name="T1" style:family="text">
      <style:text-properties fo:color="#000000" style:font-name="Arial" fo:font-size="8pt" style:font-size-asian="8pt"/>
    </style:style>
    <style:style style:name="T2" style:family="text">
      <style:text-properties fo:color="#000000" style:font-name="Arial" fo:font-size="8pt" fo:font-weight="bold" style:font-size-asian="8pt" style:font-weight-asian="bold" style:font-weight-complex="bold"/>
    </style:style>
    <style:style style:name="T3" style:family="text">
      <style:text-properties style:text-position="-33% 80%"/>
    </style:style>
    <style:style style:name="T4" style:family="text">
      <style:text-properties style:text-position="-33% 80%" fo:font-style="italic"/>
    </style:style>
    <style:style style:name="T5" style:family="text">
      <style:text-properties fo:font-style="italic"/>
    </style:style>
    <style:style style:name="T6" style:family="text">
      <style:text-properties fo:font-style="italic" fo:font-weight="bold"/>
    </style:style>
    <style:style style:name="T7" style:family="text">
      <style:text-properties fo:background-color="#e0e0e0"/>
    </style:style>
    <style:style style:name="T8" style:family="text">
      <style:text-properties style:text-position="33% 80%"/>
    </style:style>
    <style:style style:name="T9" style:family="text">
      <style:text-properties style:text-line-through-style="none" style:text-underline-style="none" style:text-blinking="false"/>
    </style:style>
    <style:style style:name="T10" style:family="text">
      <style:text-properties fo:font-weight="bold"/>
    </style:style>
    <style:style style:name="T11" style:family="text">
      <style:text-properties style:text-underline-style="solid" style:text-underline-width="auto" style:text-underline-color="font-color"/>
    </style:style>
    <style:style style:name="T12" style:family="text">
      <style:text-properties officeooo:rsid="00075258"/>
    </style:style>
    <style:style style:name="T1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orking Draft,<text:line-break/>Technical Specification — File System</text:p>
      <text:p text:style-name="P36">© ISO/IEC</text:p>
      <text:p text:style-name="Text_20_body"/>
      <text:h text:style-name="Heading_20_2" text:outline-level="2"/>
      <table:table table:name="Table1" table:style-name="Table1">
        <table:table-column table:style-name="Table1.A"/>
        <table:table-row>
          <table:table-cell table:style-name="Table1.A1" office:value-type="string">
            <text:p text:style-name="P27">Copyright notice</text:p>
            <text:p text:style-name="P26">This ISO document is being proposed as a base document for a Draft Technical Specification and is under the applicable laws of the user’s country, neither this ISO draft nor any extract from it may be reproduced, stored in a retrieval system or transmitted in any form or by any means, electronic, photocopying, recording or otherwise, without prior written permission being secured.</text:p>
            <text:p text:style-name="P26">Requests for permission to reproduce should be addressed to either ISO at the address below or ISO’s member body in the country of the requester.</text:p>
            <text:p text:style-name="P28">ISO copyright office<text:line-break/>Case postale 56 • CH-1211 Geneva 20<text:line-break/>Tel. + 41 22 749 01 11<text:line-break/>Fax + 41 22 749 09 47<text:line-break/>E-mail <text:a xlink:type="simple" xlink:href="mailto:copyright@iso.org">copyright@iso.org</text:a><text:line-break/>Web www.iso.org</text:p>
            <text:p text:style-name="P26">Reproduction may be subject to royalty payments or a licensing agreement.</text:p>
            <text:p text:style-name="P26">Violators may be prosecuted.</text:p>
          </table:table-cell>
        </table:table-row>
      </table:table>
      <text:p text:style-name="Standard"/>
      <text:h text:style-name="P43"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text:soft-pag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text:soft-pag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21">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21">International Standards are drafted in accordance with the rules given in the ISO/IEC Directives, Part 2.</text:p>
      <text:p text:style-name="P21">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21">In other circumstances, particularly when there is an urgent market requirement for such documents, a technical committee may decide to publish other types of normative document:</text:p>
      <text:p text:style-name="P21">— an ISO/IEC Publicly Available Specification (ISO/IEC PAS) represents an agreement between technical experts in an ISO working group and is accepted for publication if it is approved by more than 50% of the members of the parent committee casting a vote;</text:p>
      <text:p text:style-name="P21">— an ISO/IEC Technical Specification (ISO/IEC TS) represents an agreement between the members of a technical committee and is accepted for publication if it is approved by 2/3 of the members of the committee casting a vote.</text:p>
      <text:p text:style-name="P21">An ISO/PAS or ISO/TS is reviewed after three years in order to decide whether it will be confirmed for a further three years, revised to become an International Standard, or withdrawn. If the ISO/PAS <text:soft-page-break/>or ISO/TS is confirmed, it is reviewed again after a further three years, at which time it must either be transformed into an International Standard or be withdrawn.</text:p>
      <text:p text:style-name="P21">Attention is drawn to the possibility that some of the elements of this document may be the subject of patent rights. ISO shall not be held responsible for identifying any or all such patent rights.</text:p>
      <text:p text:style-name="P22"><text:span text:style-name="T13">ISO/IEC TS </text:span>18822 <text:span text:style-name="T13">was prepared by ISO/IEC Joint Technical Committee 1, Subcommittee 22, Working Group 21.</text:span></text:p>
      <text:p text:style-name="P21"/>
      <text:h text:style-name="P42"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5">Note:</text:span> This constitutes an "as if" rule allowing implementations to call native operating system or other API's. <text:span text:style-name="T5">--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5">Note:</text:span> Such errors might be reported by an #error directive, a <text:span text:style-name="Source_20_Text">static_assert</text:span>, a <text:span text:style-name="Source_20_Text">filesystem_error</text:span> exception, a special return value, or some other manner. <text:span text:style-name="T5">--end note</text:span>]</text:p>
      <text:p text:style-name="Text_20_body">Implementations are not required to provide behavior that is not supported by a particular file system.</text:p>
      <text:p text:style-name="Quotations">[<text:span text:style-name="T5">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5">--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calling a function described herein, <text:span text:style-name="T5">Requires</text:span> is not specified for the function.</text:p>
      <text:p text:style-name="Quotations"><text:soft-page-break/>[<text:span text:style-name="T5">Note:</text:span> As a design practice, preconditions are not specified when it is unreasonable for a program to detect them prior to calling the function. <text:span text:style-name="T5">--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1502642443393302034" text:style-name="L1">
        <text:list-item>
          <text:p text:style-name="P37">ISO/IEC 14882, <text:span text:style-name="T5">Programming Language C++<text:line-break/> </text:span> </text:p>
        </text:list-item>
        <text:list-item>
          <text:p text:style-name="P30">ISO/IEC 9945, <text:span text:style-name="T5">Information Technology — Portable Operating System Interface (POSIX)</text:span> </text:p>
        </text:list-item>
      </text:list>
      <text:p text:style-name="Text_20_body">[<text:span text:style-name="T5">Note:</text:span> The programming language and library described in ISO/IEC 14882 is herein called <text:span text:style-name="T5">the C++ Standard</text:span>. The operating system interface described in ISO/IEC 9945 is herein called <text:span text:style-name="T5">POSIX</text:span>. <text:span text:style-name="T5">-- end note</text:span>]</text:p>
      <text:p text:style-name="Text_20_body">This Technical Specification mentions commercially available operating systems for purposes of exposition.<text:note text:id="ftn1" text:note-class="footnote"><text:note-citation>1</text:note-citation><text:note-body><text:p text:style-name="P18"><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8">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8607527154276886084" text:style-name="L2">
        <text:list-item>
          <text:p text:style-name="P31">The permitted characters. [<text:span text:style-name="T5">Example</text:span>: Some operating systems prohibit the ASCII control characters (0x00-0x1F) in filenames. <text:span text:style-name="T5">--end example</text:span>].</text:p>
        </text:list-item>
        <text:list-item>
          <text:p text:style-name="P31">Filenames that are not permitted.</text:p>
        </text:list-item>
        <text:list-item>
          <text:p text:style-name="P31">Filenames that have special meaning.</text:p>
        </text:list-item>
        <text:list-item>
          <text:p text:style-name="P31">Case awareness and sensitivity during path resolution.</text:p>
        </text:list-item>
        <text:list-item>
          <text:p text:style-name="P31">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5">Note:</text:span> A hard link can be thought of as a shared-ownership smart pointer to a file. <text:span text:style-name="T5">-- end note</text:span>] </text:p>
      <text:h text:style-name="Heading_20_3" text:outline-level="3"><text:soft-page-break/>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5">root-name</text:span><text:span text:style-name="T4">opt</text:span>, <text:span text:style-name="T5">root-directory</text:span><text:span text:style-name="T4">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text:soft-page-break/>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5">Example:</text:span> POSIX specifies the mechanism in section 4.11, Pathname resolution. <text:span text:style-name="T5">--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5">Note:</text:span> Paths <text:span text:style-name="Source_20_Text">"."</text:span> and <text:span text:style-name="Source_20_Text">".."</text:span> are relative paths. <text:span text:style-name="T5">--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5">Note:</text:span> Symbolic links are often called symlinks. A symbolic link can be thought of as a raw pointer to a file. If the file pointed to does not exist, the symbolic link is said to be a "dangling" symbolic link. <text:span text:style-name="T5">--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5">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5">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5">--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text:soft-page-break/></text:p>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9">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6">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oft-page-break/><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oft-page-break/><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text:soft-page-break/>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7">} } } <text:s/>// namespaces std::tbd::filesystem</text:p>
      <text:p text:style-name="Text_20_body"><text:span text:style-name="Source_20_Text"><text:span text:style-name="T6">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5">Note:</text:span> This supports two common use cases:</text:p>
      <text:list xml:id="list703117383076204798" text:style-name="L3">
        <text:list-item>
          <text:p text:style-name="P51">Uses where file system errors are truly exceptional and indicate a serious failure. Throwing an exception is the most appropriate response. This is the preferred default for most everyday programming.<text:line-break/>  </text:p>
        </text:list-item>
        <text:list-item>
          <text:p text:style-name="P44">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5">--end note</text:span>]</text:p>
      <text:p text:style-name="Text_20_body">Functions <text:span text:style-name="T10">not</text:span> having an argument of type <text:span text:style-name="Source_20_Text">error_code&amp;</text:span> report errors as follows, unless otherwise specified:</text:p>
      <text:list xml:id="list8473818526235945761" text:style-name="L4">
        <text:list-item>
          <text:p text:style-name="P38">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text:soft-page-break/>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38">Failure to allocate storage is reported by throwing an exception as described in the C++ standard, 17.6.4.10 [res.on.exception.handling].<text:line-break/>  </text:p>
        </text:list-item>
        <text:list-item>
          <text:p text:style-name="P32">Destructors throw nothing. </text:p>
        </text:list-item>
      </text:list>
      <text:p text:style-name="Text_20_body">Functions having an argument of type <text:span text:style-name="Source_20_Text">error_code&amp;</text:span> report errors as follows, unless otherwise specified:</text:p>
      <text:list xml:id="list582197570608110901" text:style-name="L5">
        <text:list-item>
          <text:p text:style-name="P33">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9">namespace std { namespace tbd { namespace filesystem {</text:p>
      <text:p text:style-name="P9"/>
      <text:p text:style-name="P9"><text:s text:c="6"/>class path</text:p>
      <text:p text:style-name="P9"><text:s text:c="6"/>{</text:p>
      <text:p text:style-name="P9"><text:s text:c="6"/>public:</text:p>
      <text:p text:style-name="P9"><text:s text:c="8"/>typedef <text:a xlink:type="simple" xlink:href="#value_type"><text:span text:style-name="T6">see below</text:span></text:a> <text:s text:c="21"/>value_type;</text:p>
      <text:p text:style-name="P9"><text:s text:c="8"/>typedef basic_string&lt;value_type&gt; <text:s text:c="6"/>string_type;</text:p>
      <text:p text:style-name="P9"><text:s text:c="8"/>static constexpr value_type <text:s text:c="11"/>preferred_separator = <text:a xlink:type="simple" xlink:href="#value_type"><text:span text:style-name="T6">see below</text:span></text:a>;</text:p>
      <text:p text:style-name="P9"/>
      <text:p text:style-name="P9"><text:s text:c="8"/>// <text:a xlink:type="simple" xlink:href="#path-constructors">constructors</text:a> and destructor</text:p>
      <text:p text:style-name="P9"><text:s text:c="8"/>path();</text:p>
      <text:p text:style-name="P9"><text:s text:c="8"/>path(const path&amp; p);</text:p>
      <text:p text:style-name="P9"><text:s text:c="8"/>path(path&amp;&amp; p) noexcept;</text:p>
      <text:p text:style-name="P9"><text:s text:c="8"/>template &lt;class <text:a xlink:type="simple" xlink:href="#Source">Source</text:a>&gt;</text:p>
      <text:p text:style-name="P9"><text:s text:c="10"/>path(Source const&amp; source);</text:p>
      <text:p text:style-name="P9"><text:s text:c="8"/>template &lt;class InputIterator&gt;</text:p>
      <text:p text:style-name="P9"><text:s text:c="10"/>path(InputIterator begin, InputIterator end);</text:p>
      <text:p text:style-name="P9"><text:s text:c="8"/>template &lt;class <text:a xlink:type="simple" xlink:href="#Source">Source</text:a>&gt; <text:s/></text:p>
      <text:p text:style-name="P9"><text:s text:c="10"/>path(Source const&amp; source, const locale&amp; loc);</text:p>
      <text:p text:style-name="P9"><text:s text:c="8"/>template &lt;class InputIterator&gt;</text:p>
      <text:p text:style-name="P9"><text:s text:c="10"/>path(InputIterator begin, InputIterator end, const locale&amp; loc);</text:p>
      <text:p text:style-name="P9"><text:s text:c="7"/>~path() = default;</text:p>
      <text:p text:style-name="P9"/>
      <text:p text:style-name="P9"><text:s text:c="8"/>// <text:a xlink:type="simple" xlink:href="#path-assignments">assignments</text:a></text:p>
      <text:p text:style-name="P9"><text:s text:c="8"/>path&amp; operator=(const path&amp; p);</text:p>
      <text:p text:style-name="P9"><text:s text:c="8"/>path&amp; operator=(path&amp;&amp; p) noexcept;</text:p>
      <text:p text:style-name="P9"><text:s text:c="8"/>template &lt;class <text:a xlink:type="simple" xlink:href="#Source">Source</text:a>&gt;</text:p>
      <text:p text:style-name="P9"><text:s text:c="10"/>path&amp; operator=(Source const&amp; source);</text:p>
      <text:p text:style-name="P9"><text:s text:c="8"/>template &lt;class <text:a xlink:type="simple" xlink:href="#Source">Source</text:a>&gt;</text:p>
      <text:p text:style-name="P9"><text:s text:c="10"/>path&amp; assign(Source const&amp; source)</text:p>
      <text:p text:style-name="P9"><text:soft-page-break/><text:s text:c="8"/>template &lt;class InputIterator&gt;</text:p>
      <text:p text:style-name="P9"><text:s text:c="10"/>path&amp; assign(InputIterator begin, InputIterator end);</text:p>
      <text:p text:style-name="P9"/>
      <text:p text:style-name="P9"><text:s text:c="8"/>// <text:a xlink:type="simple" xlink:href="#path-appends">appends</text:a></text:p>
      <text:p text:style-name="P9"><text:s text:c="8"/>path&amp; operator/=(const path&amp; p);</text:p>
      <text:p text:style-name="P9"><text:s text:c="8"/>template &lt;class <text:a xlink:type="simple" xlink:href="#Source">Source</text:a>&gt;</text:p>
      <text:p text:style-name="P9"><text:s text:c="10"/>path&amp; operator/=(Source const&amp; source);</text:p>
      <text:p text:style-name="P9"><text:s text:c="8"/>template &lt;class <text:a xlink:type="simple" xlink:href="#Source">Source</text:a>&gt;</text:p>
      <text:p text:style-name="P9"><text:s text:c="10"/>path&amp; append(Source const&amp; source);</text:p>
      <text:p text:style-name="P9"><text:s text:c="8"/>template &lt;class InputIterator&gt;</text:p>
      <text:p text:style-name="P9"><text:s text:c="10"/>path&amp; append(InputIterator begin, InputIterator end);</text:p>
      <text:p text:style-name="P9"/>
      <text:p text:style-name="P9"><text:s text:c="8"/>// <text:a xlink:type="simple" xlink:href="#path-concatenation">concatenation</text:a></text:p>
      <text:p text:style-name="P9"><text:s text:c="8"/>path&amp; operator+=(const path&amp; x);</text:p>
      <text:p text:style-name="P9"><text:s text:c="8"/>path&amp; operator+=(const string_type&amp; x);</text:p>
      <text:p text:style-name="P9"><text:s text:c="8"/>path&amp; operator+=(const value_type* x);</text:p>
      <text:p text:style-name="P9"><text:s text:c="8"/>path&amp; operator+=(value_type x);</text:p>
      <text:p text:style-name="P9"><text:s text:c="8"/>template &lt;class Source&gt;</text:p>
      <text:p text:style-name="P9"><text:s text:c="10"/>path&amp; operator+=(Source const&amp; x);</text:p>
      <text:p text:style-name="P9"><text:s text:c="8"/>template &lt;class charT&gt;</text:p>
      <text:p text:style-name="P9"><text:s text:c="10"/>path&amp; operator+=(charT x);</text:p>
      <text:p text:style-name="P9"><text:s text:c="8"/>template &lt;class Source&gt;</text:p>
      <text:p text:style-name="P9"><text:s text:c="10"/>path&amp; concat(Source const&amp; x);</text:p>
      <text:p text:style-name="P9"><text:s text:c="8"/>template &lt;class InputIterator&gt;</text:p>
      <text:p text:style-name="P9"><text:s text:c="10"/>path&amp; concat(InputIterator begin, InputIterator end);</text:p>
      <text:p text:style-name="P9"><text:s text:c="8"/></text:p>
      <text:p text:style-name="P9"><text:s text:c="8"/>// <text:a xlink:type="simple" xlink:href="#path-modifiers">modifiers</text:a></text:p>
      <text:p text:style-name="P9"><text:s text:c="8"/>void <text:s/><text:a xlink:type="simple" xlink:href="#path-clear">clear</text:a>() noexcept;</text:p>
      <text:p text:style-name="P9"><text:s text:c="8"/>path&amp; <text:a xlink:type="simple" xlink:href="#path-make_preferred">make_preferred</text:a>();</text:p>
      <text:p text:style-name="P9"><text:s text:c="8"/>path&amp; <text:a xlink:type="simple" xlink:href="#path-remove_filename">remove_filename</text:a>();</text:p>
      <text:p text:style-name="P9"><text:s text:c="8"/>path&amp; <text:a xlink:type="simple" xlink:href="#replace_filename">replace_filename</text:a>(const path&amp; replacement);</text:p>
      <text:p text:style-name="P9"><text:s text:c="8"/>path&amp; <text:a xlink:type="simple" xlink:href="#path-replace_extension">replace_extension</text:a>(const path&amp; replacement = path());</text:p>
      <text:p text:style-name="P9"><text:s text:c="8"/>void <text:s/><text:a xlink:type="simple" xlink:href="#path-swap">swap</text:a>(path&amp; rhs) noexcept;</text:p>
      <text:p text:style-name="P9"/>
      <text:p text:style-name="P9"><text:s text:c="8"/>// <text:a xlink:type="simple" xlink:href="#path-native-format-observers">native format observers</text:a></text:p>
      <text:p text:style-name="P9"><text:s text:c="8"/>const string_type&amp; <text:s/><text:a xlink:type="simple" xlink:href="#native">native</text:a>() const noexcept;</text:p>
      <text:p text:style-name="P9"><text:s text:c="8"/>const value_type* <text:s text:c="2"/><text:a xlink:type="simple" xlink:href="#c_str">c_str</text:a>() const noexcept;</text:p>
      <text:p text:style-name="P9"><text:s text:c="8"/><text:a xlink:type="simple" xlink:href="#operator-string_type">operator string_type</text:a>() const;</text:p>
      <text:p text:style-name="P9"/>
      <text:p text:style-name="P9"><text:s text:c="8"/>template &lt;class charT, class traits = char_traits&lt;charT&gt;,</text:p>
      <text:p text:style-name="P9"><text:s text:c="18"/>class Allocator = allocator&lt;charT&gt; &gt;</text:p>
      <text:p text:style-name="P9"><text:s text:c="8"/>basic_string&lt;charT, traits, Allocator&gt;</text:p>
      <text:p text:style-name="P9"><text:s text:c="10"/><text:a xlink:type="simple" xlink:href="#string-template">string</text:a>(const Allocator&amp; a = Allocator()) const;</text:p>
      <text:p text:style-name="P9"><text:s text:c="8"/>string <text:s text:c="3"/><text:a xlink:type="simple" xlink:href="#string">string</text:a>() const;</text:p>
      <text:p text:style-name="P9"><text:s text:c="8"/>wstring <text:s text:c="2"/><text:a xlink:type="simple" xlink:href="#wstring">wstring</text:a>() const;</text:p>
      <text:p text:style-name="P9"><text:s text:c="8"/>string <text:s text:c="3"/>u8string() const;</text:p>
      <text:p text:style-name="P9"><text:s text:c="8"/>u16string <text:a xlink:type="simple" xlink:href="#u16string">u16string</text:a>() const;</text:p>
      <text:p text:style-name="P9"><text:s text:c="8"/>u32string <text:a xlink:type="simple" xlink:href="#u32string">u32string</text:a>() const;</text:p>
      <text:p text:style-name="P9"/>
      <text:p text:style-name="P9"><text:s text:c="8"/>// <text:a xlink:type="simple" xlink:href="#path-generic-format-observers">generic format observers</text:a></text:p>
      <text:p text:style-name="P9"><text:s text:c="8"/>template &lt;class charT, class traits = char_traits&lt;charT&gt;,</text:p>
      <text:p text:style-name="P9"><text:s text:c="18"/>class Allocator = allocator&lt;charT&gt; &gt;</text:p>
      <text:p text:style-name="P9"><text:s text:c="8"/>basic_string&lt;charT, traits, Allocator&gt;</text:p>
      <text:p text:style-name="P9"><text:s text:c="10"/><text:a xlink:type="simple" xlink:href="#generic_string-template">generic_string</text:a>(const Allocator&amp; a = Allocator()) const;</text:p>
      <text:p text:style-name="P9"><text:s text:c="8"/>string <text:s text:c="3"/><text:a xlink:type="simple" xlink:href="#generic_string">generic_string</text:a>() const;</text:p>
      <text:p text:style-name="P9"><text:s text:c="8"/>wstring <text:s text:c="2"/><text:a xlink:type="simple" xlink:href="#generic_wstring">generic_wstring</text:a>() const;</text:p>
      <text:p text:style-name="P9"><text:s text:c="8"/>string <text:s text:c="3"/>generic_u8string() const;</text:p>
      <text:p text:style-name="P9"><text:s text:c="8"/>u16string <text:a xlink:type="simple" xlink:href="#generic_u16string">generic_u16string</text:a>() const;</text:p>
      <text:p text:style-name="P9"><text:s text:c="8"/>u32string <text:a xlink:type="simple" xlink:href="#generic_u32string">generic_u32string</text:a>() const;</text:p>
      <text:p text:style-name="P9"/>
      <text:p text:style-name="P9"><text:s text:c="8"/>// <text:a xlink:type="simple" xlink:href="#path-compare">compare</text:a></text:p>
      <text:p text:style-name="P9"><text:s text:c="8"/>int <text:s/><text:a xlink:type="simple" xlink:href="#path-compare">compare</text:a>(const path&amp; p) const noexcept;</text:p>
      <text:p text:style-name="P9"><text:soft-page-break/><text:s text:c="8"/>int <text:s/><text:a xlink:type="simple" xlink:href="#path-compare">compare</text:a>(const string&amp; s) const;</text:p>
      <text:p text:style-name="P9"><text:s text:c="8"/>int <text:s/><text:a xlink:type="simple" xlink:href="#path-compare">compare</text:a>(const value_type* s) const;</text:p>
      <text:p text:style-name="P9"/>
      <text:p text:style-name="P9"><text:s text:c="8"/>// <text:a xlink:type="simple" xlink:href="#path-decomposition">decomposition</text:a></text:p>
      <text:p text:style-name="P9"><text:s text:c="8"/>path <text:a xlink:type="simple" xlink:href="#path-root_name">root_name</text:a>() const;</text:p>
      <text:p text:style-name="P9"><text:s text:c="8"/>path <text:a xlink:type="simple" xlink:href="#path-root_directory">root_directory</text:a>() const;</text:p>
      <text:p text:style-name="P9"><text:s text:c="8"/>path <text:a xlink:type="simple" xlink:href="#path-root_path">root_path</text:a>() const;</text:p>
      <text:p text:style-name="P9"><text:s text:c="8"/>path <text:a xlink:type="simple" xlink:href="#path-relative_path">relative_path</text:a>() const;</text:p>
      <text:p text:style-name="P9"><text:s text:c="8"/>path <text:a xlink:type="simple" xlink:href="#path-parent_path">parent_path</text:a>() const;</text:p>
      <text:p text:style-name="P9"><text:s text:c="8"/>path <text:a xlink:type="simple" xlink:href="#path-filename">filename</text:a>() const;</text:p>
      <text:p text:style-name="P9"><text:s text:c="8"/>path <text:a xlink:type="simple" xlink:href="#path-stem">stem</text:a>() const;</text:p>
      <text:p text:style-name="P9"><text:s text:c="8"/>path <text:a xlink:type="simple" xlink:href="#path-extension">extension</text:a>() const;</text:p>
      <text:p text:style-name="P9"/>
      <text:p text:style-name="P9"><text:s text:c="8"/>// <text:a xlink:type="simple" xlink:href="#path-query">query</text:a></text:p>
      <text:p text:style-name="P9"><text:s text:c="8"/>bool <text:a xlink:type="simple" xlink:href="#path-query">empty</text:a>() const noexcept;</text:p>
      <text:p text:style-name="P9"><text:s text:c="8"/>bool <text:a xlink:type="simple" xlink:href="#path-has_root_name">has_root_name</text:a>() const;</text:p>
      <text:p text:style-name="P9"><text:s text:c="8"/>bool <text:a xlink:type="simple" xlink:href="#path-has_root_directory">has_root_directory</text:a>() const;</text:p>
      <text:p text:style-name="P9"><text:s text:c="8"/>bool <text:a xlink:type="simple" xlink:href="#path-has_root_path">has_root_path</text:a>() const;</text:p>
      <text:p text:style-name="P9"><text:s text:c="8"/>bool <text:a xlink:type="simple" xlink:href="#path-has_relative_path">has_relative_path</text:a>() const;</text:p>
      <text:p text:style-name="P9"><text:s text:c="8"/>bool <text:a xlink:type="simple" xlink:href="#path-has_parent_path">has_parent_path</text:a>() const;</text:p>
      <text:p text:style-name="P9"><text:s text:c="8"/>bool <text:a xlink:type="simple" xlink:href="#path-has_filename">has_filename</text:a>() const;</text:p>
      <text:p text:style-name="P9"><text:s text:c="8"/>bool <text:a xlink:type="simple" xlink:href="#path-has_stem">has_stem</text:a>() const;</text:p>
      <text:p text:style-name="P9"><text:s text:c="8"/>bool <text:a xlink:type="simple" xlink:href="#path-has_extension">has_extension</text:a>() const;</text:p>
      <text:p text:style-name="P9"><text:s text:c="8"/>bool <text:a xlink:type="simple" xlink:href="#path-is_absolute">is_absolute</text:a>() const;</text:p>
      <text:p text:style-name="P9"><text:s text:c="8"/>bool <text:a xlink:type="simple" xlink:href="#path-is_relative">is_relative</text:a>() const;</text:p>
      <text:p text:style-name="P9"/>
      <text:p text:style-name="P9"><text:s text:c="8"/>// <text:a xlink:type="simple" xlink:href="#path-iterators">iterators</text:a></text:p>
      <text:p text:style-name="P9"><text:s text:c="8"/>class iterator;</text:p>
      <text:p text:style-name="P9"><text:s text:c="8"/>typedef iterator const_iterator;</text:p>
      <text:p text:style-name="P9"/>
      <text:p text:style-name="P9"><text:s text:c="8"/>iterator begin() const;</text:p>
      <text:p text:style-name="P9"><text:s text:c="8"/>iterator end() const;</text:p>
      <text:p text:style-name="P9"/>
      <text:p text:style-name="P9"><text:s text:c="6"/>private:</text:p>
      <text:p text:style-name="P9"><text:s text:c="8"/>string_type pathname; <text:s/>// <text:span text:style-name="T6">exposition only</text:span></text:p>
      <text:p text:style-name="P9"><text:s text:c="6"/>};</text:p>
      <text:p text:style-name="P9"/>
      <text:p text:style-name="P10">}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5">preferred-separator</text:span> character ([path.generic]).</text:p>
      <text:p text:style-name="Quotations">[<text:span text:style-name="T5">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5">--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3">opt</text:span> relative-path<text:span text:style-name="T3">opt<text:line-break/>               </text:span>root-directory relative-path<text:span text:style-name="T3">opt<text:line-break/>               </text:span>relative-path</text:p>
      <text:p text:style-name="Text_20_body"><text:soft-page-break/><text:span text:style-name="T5">root-name:<text:line-break/>            </text:span>An operating system dependent name that identifies the starting location for absolute paths. </text:p>
      <text:p text:style-name="P13">[<text:span text:style-name="T5">Note:</text:span> Many operating systems define a name beginning with two <text:span text:style-name="T5">directory-separator</text:span> characters as a <text:span text:style-name="T5">root-name</text:span> that identifies network or other resource locations. Some operating systems define a single letter followed by a colon as a drive specifier - a <text:span text:style-name="T5">root-name</text:span> identifying a specific device such as a disc drive. <text:span text:style-name="T5">--end note</text:span>]</text:p>
      <text:p text:style-name="Text_20_body"><text:span text:style-name="T5">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5">directory-separator</text:span> characters.</text:p>
      <text:p text:style-name="P13">[<text:span text:style-name="T5">Note:</text:span> Operating systems often place restrictions on the characters that may be used in a <text:span text:style-name="T5">filename</text:span>. For wide portability, users may wish to limit <text:span text:style-name="T5">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5">--end note</text:span>] </text:p>
      <text:p text:style-name="Text_20_body"><text:span text:style-name="T5">dot:<text:line-break/>            </text:span>The filename consisting solely of a single period character (.).<text:line-break/><text:line-break/><text:span text:style-name="T5">dot-dot:<text:line-break/>            </text:span>The filename consisting solely of two period characters (..).<text:line-break/><text:line-break/><text:span text:style-name="T5">directory-separator:<text:line-break/>            slash</text:span><text:span text:style-name="Source_20_Text"><text:span text:style-name="T5"><text:line-break/>      </text:span></text:span><text:span text:style-name="T5">slash directory-separator<text:line-break/>            preferred-separator<text:line-break/>            preferred-separator directory-separator<text:line-break/><text:line-break/>preferred-separator:<text:line-break/>            </text:span>An operating system dependent directory separator character. May be a synonym for <text:span text:style-name="T5">slash</text:span>.<text:line-break/><text:line-break/><text:span text:style-name="T5">slash:<text:line-break/>           </text:span>The slash character (/). </text:p>
      <text:p text:style-name="Text_20_body"><text:soft-page-break/>Multiple successive <text:span text:style-name="T5">directory-separator</text:span> characters are considered to be the same as one <text:span text:style-name="T5">directory-separator</text:span> character.</text:p>
      <text:p text:style-name="Text_20_body">The filename <text:span text:style-name="T5">dot</text:span> is treated as a reference to the current directory. The filename <text:span text:style-name="T5">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5">Note:</text:span> The format conversions described in this section are not applied on POSIX or Windows based operating systems because on these systems:</text:p>
      <text:list xml:id="list558714425437332863" text:style-name="L6">
        <text:list-item>
          <text:p text:style-name="P52">The generic format is acceptable as a native path. </text:p>
        </text:list-item>
        <text:list-item>
          <text:p text:style-name="P52">There is no need to distinguish between native format and generic format arguments. </text:p>
        </text:list-item>
        <text:list-item>
          <text:p text:style-name="P45">Paths for regular files and paths for directories share the same syntax. </text:p>
        </text:list-item>
      </text:list>
      <text:p text:style-name="Quotations"> <text:span text:style-name="T5">--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5">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5">-- end note</text:span>]</text:p>
      <text:p text:style-name="Text_20_body">If the native format requires paths for regular files to be formatted differently from paths for directories, the path shall be treated as a directory path if last element is <text:span text:style-name="T5">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6430939477286126062" text:style-name="L7">
        <text:list-item>
          <text:p text:style-name="P46"><text:span text:style-name="Source_20_Text">char</text:span>: Encoding is the native narrow encoding ([fs.def.native.encode]). Conversion, if any, is operating system dependent.</text:p>
          <text:p text:style-name="P46">[<text:span text:style-name="T5">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46"><text:soft-page-break/>For Windows based operating systems, the native narrow encoding is determined by calling a Windows API function. <text:span text:style-name="T5">-- end note</text:span>]</text:p>
          <text:p text:style-name="P46">[<text:span text:style-name="T5">Note:</text:span> This results in behavior identical to other C and C++ standard library functions that perform file operations using narrow character strings to identify paths. Changing this behavior would be surprising and error prone. <text:span text:style-name="T5">--end note</text:span>]</text:p>
        </text:list-item>
        <text:list-item>
          <text:p text:style-name="P46"><text:span text:style-name="Source_20_Text">wchar_t</text:span>: Encoding is the native wide encoding ([fs.def.native.encode]). Conversion method is unspecified.</text:p>
          <text:p text:style-name="P53">[<text:span text:style-name="T5">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5">-- end note</text:span>]<text:line-break/> </text:p>
        </text:list-item>
        <text:list-item>
          <text:p text:style-name="P46"><text:span text:style-name="Source_20_Text">char16_t</text:span>: Encoding is UTF-16. Conversion method is unspecified. </text:p>
        </text:list-item>
        <text:list-item>
          <text:p text:style-name="P46"><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5888465599233076877" text:style-name="L8">
        <text:list-item>
          <text:p text:style-name="P39"><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39">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34">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5">Note:</text:span> See <text:a xlink:type="simple" xlink:href="#path-Conversions">path conversions</text:a> ([path.cvt]) for how these value types and their encodings convert to <text:span text:style-name="Source_20_Text">path::value_type</text:span> and its encoding. <text:span text:style-name="T5">--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7">path();</text:p>
      <text:p text:style-name="Quotations"><text:soft-page-break/><text:span text:style-name="T5">Effects:</text:span> Constructs an object of class <text:span text:style-name="Source_20_Text">path</text:span>.</text:p>
      <text:p text:style-name="Quotations"><text:span text:style-name="T5">Postconditions:</text:span> <text:span text:style-name="Source_20_Text">empty()</text:span>.</text:p>
      <text:p text:style-name="Preformatted_20_Text">path(const path&amp; p);</text:p>
      <text:p text:style-name="P7">path(path&amp;&amp; p) noexcept;</text:p>
      <text:p text:style-name="Quotations"><text:span text:style-name="T5">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5">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7"><text:s text:c="2"/>path(InputIterator begin, InputIterator end);</text:p>
      <text:p text:style-name="Quotations"><text:span text:style-name="T5">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7"><text:s text:c="2"/>path(InputIterator begin, InputIterator end, const locale&amp; loc);</text:p>
      <text:p text:style-name="Quotations"><text:span text:style-name="T5">Requires:</text:span> The value type of <text:span text:style-name="Source_20_Text">Source</text:span> and <text:span text:style-name="Source_20_Text">InputIterator</text:span> is <text:span text:style-name="Source_20_Text">char</text:span>.</text:p>
      <text:p text:style-name="Quotations"><text:span text:style-name="T5">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3">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5">Example</text:span>:</text:p>
      <text:p text:style-name="P13">A string is to be read from a database that is encoded in ISO/IEC 8859-1, and used to create a directory:</text:p>
      <text:p text:style-name="P11">namespace fs = std::tbd::filesystem;</text:p>
      <text:p text:style-name="P11">std::string latin1_string = read_latin1_data();</text:p>
      <text:p text:style-name="P11">codecvt_8859_1&lt;wchar_t&gt; latin1_facet;</text:p>
      <text:p text:style-name="P11">std::locale latin1_locale(std::locale(), latin1_facet);</text:p>
      <text:p text:style-name="P12">fs::create_directory(fs::path(latin1_string, latin1_locale);</text:p>
      <text:p text:style-name="P13">For POSIX based operating systems the path is constructed by first using <text:span text:style-name="Source_20_Text">latin1_facet</text:span> to convert ISO/IEC 8859-1 encoded <text:span text:style-name="Source_20_Text">latin1_string</text:span> to a wide character string in the native wide encoding <text:soft-page-break/>([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3">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5">--end example]</text:span> </text:p>
      <text:h text:style-name="Heading_20_4" text:outline-level="4">8.4.2 <text:bookmark text:name="path-assignments"/><text:span text:style-name="Source_20_Text">path</text:span> assignments [path.assign]</text:h>
      <text:p text:style-name="P7">path&amp; operator=(const path&amp; p);</text:p>
      <text:p text:style-name="Quotations"><text:span text:style-name="T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5">Returns: </text:span><text:span text:style-name="Source_20_Text">*this</text:span></text:p>
      <text:p text:style-name="P7">path&amp; operator=(path&amp;&amp; p) noexcept;</text:p>
      <text:p text:style-name="Quotations"><text:span text:style-name="T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5">Note:</text:span> A valid implementation is <text:span text:style-name="Source_20_Text">swap(p)</text:span>. —<text:span text:style-name="T5">end note</text:span>]</text:p>
      <text:p text:style-name="Quotations"><text:span text:style-name="T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7"><text:s text:c="2"/>path&amp; assign(InputIterator begin, InputIterator end);</text:p>
      <text:p text:style-name="Quotations"><text:span text:style-name="T5">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5">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5">preferred-separator</text:span> when needed. </text:p>
      <text:p text:style-name="P7">path&amp; operator/=(const path&amp; p);</text:p>
      <text:p text:style-name="P14"><text:soft-page-break/>Effects:</text:p>
      <text:p text:style-name="P13">Appends <text:span text:style-name="Source_20_Text">path::preferred_separator</text:span> to <text:span text:style-name="Source_20_Text">pathname</text:span> unless:</text:p>
      <text:list xml:id="list7606708602234038935" text:style-name="L9">
        <text:list-item>
          <text:p text:style-name="P57">an added separator would be redundant, or </text:p>
        </text:list-item>
        <text:list-item>
          <text:p text:style-name="P57">would change an relative path to an absolute path, or </text:p>
        </text:list-item>
        <text:list-item>
          <text:p text:style-name="P57"><text:span text:style-name="Source_20_Text">p.empty()</text:span>, or </text:p>
        </text:list-item>
        <text:list-item>
          <text:p text:style-name="P67"><text:span text:style-name="Source_20_Text">*p.native().cbegin()</text:span> is a directory separator. </text:p>
        </text:list-item>
      </text:list>
      <text:p text:style-name="P13">Then appends <text:span text:style-name="Source_20_Text">p.native()</text:span> to <text:span text:style-name="Source_20_Text">pathname</text:span>.</text:p>
      <text:p text:style-name="Quotations"><text:span text:style-name="T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7"><text:s text:c="2"/>path&amp; append(InputIterator begin, InputIterator end);</text:p>
      <text:p text:style-name="P14">Effects:</text:p>
      <text:p text:style-name="P13">Appends <text:span text:style-name="Source_20_Text">path::preferred_separator</text:span> to <text:span text:style-name="Source_20_Text">pathname</text:span>, converting format and encoding if required ([<text:a xlink:type="simple" xlink:href="#path.arg.convert">path.arg.convert</text:a>]), unless:</text:p>
      <text:list xml:id="list7235471376065380222" text:style-name="L10">
        <text:list-item>
          <text:p text:style-name="P58">an added separator would be redundant, or </text:p>
        </text:list-item>
        <text:list-item>
          <text:p text:style-name="P58">would change an relative path to an absolute path, or </text:p>
        </text:list-item>
        <text:list-item>
          <text:p text:style-name="P58"><text:span text:style-name="Source_20_Text">p.empty()</text:span>, or </text:p>
        </text:list-item>
        <text:list-item>
          <text:p text:style-name="P68"><text:span text:style-name="Source_20_Text">*p.native().cbegin()</text:span> is a separator. </text:p>
        </text:list-item>
      </text:list>
      <text:p text:style-name="P13">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5">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7"><text:s text:c="2"/>path&amp; concat(InputIterator begin, InputIterator end);</text:p>
      <text:p text:style-name="Quotations"><text:span text:style-name="T5">Postcondition:</text:span> <text:span text:style-name="Source_20_Text">native() == prior_native + </text:span><text:span text:style-name="Source_20_Text"><text:span text:style-name="T5">effective-argument</text:span></text:span>, <text:soft-page-break/>where <text:span text:style-name="Source_20_Text">prior_native</text:span> is <text:span text:style-name="Source_20_Text">native()</text:span> prior to the call to <text:span text:style-name="Source_20_Text">operator+=</text:span>, and <text:span text:style-name="Source_20_Text"><text:span text:style-name="T5">effective-argument</text:span></text:span> is:</text:p>
      <text:list xml:id="list1443507586682737725" text:style-name="L11">
        <text:list-item>
          <text:p text:style-name="P54"><text:span text:style-name="Source_20_Text">x.native()</text:span> if <text:span text:style-name="Source_20_Text">x</text:span> is present and is <text:span text:style-name="Source_20_Text">const path&amp;</text:span>, otherwise </text:p>
        </text:list-item>
        <text:list-item>
          <text:p text:style-name="P54">the effective range <text:span text:style-name="Source_20_Text">source</text:span> ([<text:a xlink:type="simple" xlink:href="#path-Requirements">path.req</text:a>]), if <text:span text:style-name="Source_20_Text">source</text:span> is present, otherwise, </text:p>
        </text:list-item>
        <text:list-item>
          <text:p text:style-name="P54">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47"><text:span text:style-name="Source_20_Text">x</text:span>.</text:p>
        </text:list-item>
      </text:list>
      <text:p text:style-name="Quotations">If the value type of <text:span text:style-name="Source_20_Text"><text:span text:style-name="T5">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5">effective-argument</text:span></text:span> has value type <text:span text:style-name="Source_20_Text">path::value_type</text:span>. </text:p>
      <text:p text:style-name="Quotations"><text:span text:style-name="T5">Returns: </text:span><text:span text:style-name="Source_20_Text">*this</text:span></text:p>
      <text:h text:style-name="Heading_20_4" text:outline-level="4">8.4.5 <text:bookmark text:name="path-modifiers"/><text:span text:style-name="Source_20_Text">path</text:span> modifiers [path.modifiers]</text:h>
      <text:p text:style-name="P7">void <text:bookmark text:name="path-clear"/>clear() noexcept;</text:p>
      <text:p text:style-name="Quotations"><text:span text:style-name="T5">Postcondition:</text:span> <text:span text:style-name="Source_20_Text">this-&gt;empty()</text:span> is true.</text:p>
      <text:p text:style-name="P7">path&amp; <text:bookmark text:name="path-make_preferred"/>make_preferred();</text:p>
      <text:p text:style-name="Quotations"><text:span text:style-name="T5">Effects: </text:span>Each <text:span text:style-name="T5">directory-separator</text:span> is converted to <text:span text:style-name="T5">preferred-separator</text:span>.</text:p>
      <text:p text:style-name="Quotations"><text:span text:style-name="T5">Returns:</text:span> <text:span text:style-name="Source_20_Text">*this</text:span></text:p>
      <text:p text:style-name="Quotations">[<text:span text:style-name="T5">Example:</text:span></text:p>
      <text:p text:style-name="P11"><text:span text:style-name="Source_20_Text">path p("foo/bar");</text:span></text:p>
      <text:p text:style-name="P11"><text:span text:style-name="Source_20_Text">std::cout &lt;&lt; p &lt;&lt; '\n';</text:span></text:p>
      <text:p text:style-name="P11">p.make_preferred();</text:p>
      <text:p text:style-name="P12"><text:span text:style-name="Source_20_Text">std::cout &lt;&lt; p &lt;&lt; '\n';</text:span></text:p>
      <text:p text:style-name="Quotations">On an operating system where <text:span text:style-name="T5">preferred-separator</text:span> is the same as <text:span text:style-name="T5">directory-separator</text:span>, the output is:</text:p>
      <text:p text:style-name="P11">"foo/bar"</text:p>
      <text:p text:style-name="P12">"foo/bar"</text:p>
      <text:p text:style-name="Quotations">On an operating system where <text:span text:style-name="T5">preferred-separator</text:span> is a backslash, the output is:</text:p>
      <text:p text:style-name="P11">"foo/bar"</text:p>
      <text:p text:style-name="P12">"foo\bar"</text:p>
      <text:p text:style-name="Quotations"><text:span text:style-name="T5">-- end example</text:span>]</text:p>
      <text:p text:style-name="P7">path&amp; <text:bookmark text:name="path-remove_filename"/>remove_filename();</text:p>
      <text:p text:style-name="Quotations"><text:span text:style-name="T5">Postcondition:</text:span> <text:span text:style-name="Source_20_Text">!has_filename()</text:span>.</text:p>
      <text:p text:style-name="Quotations"><text:span text:style-name="T5">Returns: </text:span><text:span text:style-name="Source_20_Text">*this</text:span>.</text:p>
      <text:p text:style-name="Quotations"><text:soft-page-break/>[<text:span text:style-name="T5">Example:</text:span></text:p>
      <text:p text:style-name="P11"><text:span text:style-name="Source_20_Text">std::cout &lt;&lt; path("/foo").remove_filename();</text:span> <text:s/>// outputs "<text:span text:style-name="Source_20_Text">/</text:span>"</text:p>
      <text:p text:style-name="P12">std::cout &lt;&lt; path("/").<text:span text:style-name="Source_20_Text">remove_</text:span>filename(); <text:s text:c="4"/>// outputs ""</text:p>
      <text:p text:style-name="Quotations"><text:span text:style-name="T5">--end example</text:span>]</text:p>
      <text:p text:style-name="P7">path&amp; <text:bookmark text:name="replace_filename"/>replace_filename(const path&amp; replacement);</text:p>
      <text:p text:style-name="P14">Effects:</text:p>
      <text:p text:style-name="P13"><text:span text:style-name="Source_20_Text">remove_filename();<text:line-break/>operator/=(replacement);</text:span></text:p>
      <text:p text:style-name="Quotations"><text:span text:style-name="T5">Returns: </text:span><text:span text:style-name="Source_20_Text">*this</text:span>.</text:p>
      <text:p text:style-name="Quotations">[<text:span text:style-name="T5">Example:</text:span></text:p>
      <text:p text:style-name="P11"><text:span text:style-name="Source_20_Text">std::cout &lt;&lt; path("/foo").replace_filename("bar");</text:span> <text:s/>// outputs "<text:span text:style-name="Source_20_Text">/bar</text:span>"</text:p>
      <text:p text:style-name="P12">std::cout &lt;&lt; path("/").<text:span text:style-name="Source_20_Text">replace_</text:span>filename(<text:span text:style-name="Source_20_Text">"bar"</text:span>); <text:s text:c="4"/>// outputs "bar"</text:p>
      <text:p text:style-name="Quotations"><text:span text:style-name="T5">--end example</text:span>]</text:p>
      <text:p text:style-name="P7">path&amp; <text:bookmark text:name="path-replace_extension"/>replace_extension(const path&amp; replacement = path());</text:p>
      <text:p text:style-name="P14">Effects:</text:p>
      <text:list xml:id="list4181319190785704181" text:style-name="L12">
        <text:list-item>
          <text:p text:style-name="P55">Any existing <text:span text:style-name="Source_20_Text">extension()</text:span> is removed from the stored path, then </text:p>
        </text:list-item>
        <text:list-item>
          <text:p text:style-name="P55">If <text:span text:style-name="Source_20_Text">replacement</text:span> is not empty and does not begin with a dot character, a dot character is appended to the stored path, then </text:p>
        </text:list-item>
        <text:list-item>
          <text:p text:style-name="P48"><text:span text:style-name="Source_20_Text">replacement</text:span> is concatinated to the stored path. </text:p>
        </text:list-item>
      </text:list>
      <text:p text:style-name="Quotations"><text:span text:style-name="T5">Returns:</text:span> <text:span text:style-name="Source_20_Text">*this</text:span></text:p>
      <text:p text:style-name="P7"><text:span text:style-name="Source_20_Text">void </text:span><text:bookmark text:name="path-swap"/><text:span text:style-name="Source_20_Text">swap(path&amp; rhs)</text:span> noexcept<text:span text:style-name="Source_20_Text">;</text:span></text:p>
      <text:p text:style-name="Quotations"><text:span text:style-name="T5">Effects:</text:span> Swaps the contents of the two paths.</text:p>
      <text:p text:style-name="P17"><text:span text:style-name="T5">Complexity: </text:span>constant time.</text:p>
      <text:h text:style-name="P23"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7">const string_type&amp; <text:s/><text:bookmark text:name="native"/>native() const noexcept;</text:p>
      <text:p text:style-name="Quotations"><text:span text:style-name="T5">Returns:</text:span> <text:span text:style-name="Source_20_Text">pathname</text:span>.</text:p>
      <text:p text:style-name="P7">const value_type* <text:bookmark text:name="c_str"/>c_str() const noexcept;</text:p>
      <text:p text:style-name="Quotations"><text:soft-page-break/><text:span text:style-name="T5">Returns:</text:span> <text:span text:style-name="Source_20_Text">pathname.c_str()</text:span>.</text:p>
      <text:p text:style-name="P7"><text:bookmark text:name="operator-string_type"/>operator string_type() const;</text:p>
      <text:p text:style-name="Quotations"><text:span text:style-name="T5">Returns: </text:span><text:span text:style-name="Source_20_Text">pathname</text:span>.</text:p>
      <text:p text:style-name="Quotations">[<text:span text:style-name="T5">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5">--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string-template"/>string(const Allocator&amp; a = Allocator()) const;</text:p>
      <text:p text:style-name="Quotations"><text:span text:style-name="T5">Returns:</text:span> <text:span text:style-name="Source_20_Text">pathname</text:span>.</text:p>
      <text:p text:style-name="Quotations"><text:span text:style-name="T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7">u32string <text:bookmark text:name="u32string"/>u32string() const; </text:p>
      <text:p text:style-name="Quotations"><text:span text:style-name="T5">Returns:</text:span> <text:span text:style-name="Source_20_Text">pathname</text:span>.</text:p>
      <text:p text:style-name="Quotations"><text:span text:style-name="T5">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5">directory-separator</text:span> character.</text:p>
      <text:p text:style-name="Quotations">[<text:span text:style-name="T5">Example:</text:span> On an operating system that uses backslash as its preferred-separator,  <text:span text:style-name="Source_20_Text">path("foo\\bar").generic_string()</text:span> returns <text:span text:style-name="Source_20_Text">"foo/bar"</text:span>. <text:span text:style-name="T5">--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generic_string-template"/>generic_string(const Allocator&amp; a = Allocator()) const;</text:p>
      <text:p text:style-name="Quotations"><text:span text:style-name="T5">Returns:</text:span> <text:span text:style-name="Source_20_Text">pathname</text:span>, reformatted according to the generic pathname format ([<text:a xlink:type="simple" xlink:href="#path.generic">path.generic</text:a>]). </text:p>
      <text:p text:style-name="Quotations"><text:span text:style-name="T5">Remarks:</text:span> All memory allocation, including for the return value, shall be performed by <text:span text:style-name="Source_20_Text">a</text:span>. Conversion, if any, is specified by [<text:a xlink:type="simple" xlink:href="#path-Conversions">path.cvt</text:a>].</text:p>
      <text:p text:style-name="Preformatted_20_Text"><text:soft-page-break/>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7">u32string <text:bookmark text:name="generic_u32string"/>generic_u32string() const; </text:p>
      <text:p text:style-name="Quotations"><text:span text:style-name="T5">Returns:</text:span> <text:span text:style-name="Source_20_Text">pathname</text:span>, reformatted according to the generic pathname format ([<text:a xlink:type="simple" xlink:href="#path.generic">path.generic</text:a>]).</text:p>
      <text:p text:style-name="Quotations"><text:span text:style-name="T5">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7">int compare(const path&amp; p) const noexcept;</text:p>
      <text:p text:style-name="Quotations"><text:span text:style-name="T5">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7">int compare(const string&amp; s) const</text:p>
      <text:p text:style-name="Quotations"><text:span text:style-name="T5">Returns:</text:span> <text:span text:style-name="Source_20_Text">compare(path(s))</text:span>.</text:p>
      <text:p text:style-name="P7">int compare(const value_type* s) const</text:p>
      <text:p text:style-name="Quotations"><text:span text:style-name="T5">Returns:</text:span> <text:span text:style-name="Source_20_Text">compare(path(s))</text:span>.</text:p>
      <text:h text:style-name="Heading_20_4" text:outline-level="4">8.4.9 <text:bookmark text:name="path-decomposition"/><text:span text:style-name="Source_20_Text">path</text:span> decomposition [path.decompose]</text:h>
      <text:p text:style-name="P7">path <text:bookmark text:name="path-root_name"/>root_name() const;</text:p>
      <text:p text:style-name="Quotations"><text:span text:style-name="T5">Returns:</text:span> <text:span text:style-name="T5">root-name,</text:span> if <text:span text:style-name="Source_20_Text">pathname</text:span> includes <text:span text:style-name="T5">root-name</text:span>, otherwise <text:span text:style-name="Source_20_Text">path()</text:span>. </text:p>
      <text:p text:style-name="P7">path <text:bookmark text:name="path-root_directory"/>root_directory() const;</text:p>
      <text:p text:style-name="Quotations"><text:span text:style-name="T5">Returns:</text:span> <text:span text:style-name="T5">root-directory</text:span>, if <text:span text:style-name="Source_20_Text">pathname</text:span> includes <text:span text:style-name="T5">root-directory</text:span>, otherwise <text:span text:style-name="Source_20_Text">path()</text:span>.</text:p>
      <text:p text:style-name="Quotations">If <text:span text:style-name="T5">root-directory</text:span> is composed of <text:span text:style-name="T5">slash name</text:span>, <text:span text:style-name="T5">slash</text:span> is excluded from the returned string.</text:p>
      <text:p text:style-name="P7">path <text:bookmark text:name="path-root_path"/>root_path() const;</text:p>
      <text:p text:style-name="Quotations"><text:span text:style-name="T5">Returns:</text:span> <text:span text:style-name="Source_20_Text">root_name() / root_directory()</text:span></text:p>
      <text:p text:style-name="P7">path <text:bookmark text:name="path-relative_path"/>relative_path() const;</text:p>
      <text:p text:style-name="Quotations"><text:span text:style-name="T5">Returns:</text:span> A <text:span text:style-name="Source_20_Text">path</text:span> composed from <text:span text:style-name="Source_20_Text">pathname</text:span>, if <text:span text:style-name="Source_20_Text">!empty()</text:span>, beginning with the first <text:soft-page-break/><text:span text:style-name="T5">filename</text:span> after <text:span text:style-name="T5">root-path</text:span>. Otherwise, <text:span text:style-name="Source_20_Text">path()</text:span>.</text:p>
      <text:p text:style-name="P7">path <text:bookmark text:name="path-parent_path"/>parent_path() const;</text:p>
      <text:p text:style-name="Quotations"><text:span text:style-name="T5">Returns:</text:span> <text:span text:style-name="Source_20_Text">(empty() || begin() == --end()) ? path() : </text:span><text:span text:style-name="Source_20_Text"><text:span text:style-name="T5">pp</text:span></text:span>, where <text:span text:style-name="Source_20_Text"><text:span text:style-name="T5">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7">path <text:bookmark text:name="path-filename"/>filename() const;</text:p>
      <text:p text:style-name="Quotations"><text:span text:style-name="T5">Returns:</text:span> <text:span text:style-name="Source_20_Text">empty() ? path() : *--end()</text:span></text:p>
      <text:p text:style-name="Quotations">[<text:span text:style-name="T5">Example:</text:span></text:p>
      <text:p text:style-name="P11"><text:span text:style-name="Source_20_Text">std::cout &lt;&lt; path("/foo/bar.txt").filename();</text:span> // outputs "<text:span text:style-name="Source_20_Text">bar.txt</text:span>"</text:p>
      <text:p text:style-name="P11">std::cout &lt;&lt; path("/").filename(); <text:s text:c="11"/>// outputs "/"</text:p>
      <text:p text:style-name="P11">std::cout &lt;&lt; path(".").filename(); <text:s text:c="11"/>// outputs "."</text:p>
      <text:p text:style-name="P12">std::cout &lt;&lt; path("..").filename(); <text:s text:c="10"/>// outputs ".."</text:p>
      <text:p text:style-name="Quotations"><text:span text:style-name="T5">--end example</text:span>]</text:p>
      <text:p text:style-name="P7">path <text:bookmark text:name="path-stem"/>stem() const;</text:p>
      <text:p text:style-name="Quotations"><text:span text:style-name="T5">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5">Example:</text:span></text:p>
      <text:p text:style-name="P11"><text:span text:style-name="Source_20_Text">std::cout &lt;&lt; path("/foo/bar.txt").stem();</text:span> // outputs "<text:span text:style-name="Source_20_Text">bar</text:span>"</text:p>
      <text:p text:style-name="P11">path p = "foo.bar.baz.tar";</text:p>
      <text:p text:style-name="P11">for (; !p.extension().empty(); p = p.stem())</text:p>
      <text:p text:style-name="P11"><text:s text:c="2"/>std::cout &lt;&lt; p.extension() &lt;&lt; '\n';</text:p>
      <text:p text:style-name="P11"><text:s text:c="2"/>// outputs: .tar</text:p>
      <text:p text:style-name="P11"><text:s text:c="2"/>// <text:s text:c="9"/>.baz</text:p>
      <text:p text:style-name="P12"><text:s text:c="2"/>// <text:s text:c="9"/>.bar</text:p>
      <text:p text:style-name="Quotations"><text:span text:style-name="T5">--end example</text:span>]</text:p>
      <text:p text:style-name="P7">path <text:bookmark text:name="path-extension"/>extension() const;</text:p>
      <text:p text:style-name="Quotations"><text:span text:style-name="T5">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5">Remarks:</text:span> Implementations are permitted to define additional behavior for file systems which append additional elements to extensions, such as alternate data streams or partitioned dataset names.</text:p>
      <text:p text:style-name="Quotations">[<text:span text:style-name="T5">Example:</text:span></text:p>
      <text:p text:style-name="P12"><text:soft-page-break/><text:span text:style-name="Source_20_Text">std::cout &lt;&lt; path("/foo/bar.txt").extension(); //</text:span> outputs "<text:span text:style-name="Source_20_Text">.txt</text:span>"</text:p>
      <text:p text:style-name="Quotations"><text:span text:style-name="T5">--end example</text:span>]</text:p>
      <text:p text:style-name="Quotations">[<text:span text:style-name="T5">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5">-- end note</text:span>]</text:p>
      <text:h text:style-name="Heading_20_4" text:outline-level="4">8.4.10 <text:bookmark text:name="path-query"/><text:span text:style-name="Source_20_Text">path</text:span> query [path.query]</text:h>
      <text:p text:style-name="P7">bool <text:bookmark text:name="path-empty"/>empty() const noexcept;</text:p>
      <text:p text:style-name="Quotations"><text:span text:style-name="T5">Returns:</text:span> <text:span text:style-name="Source_20_Text">m_pathname.empty()</text:span>.</text:p>
      <text:p text:style-name="P7">bool <text:bookmark text:name="path-has_root_path"/>has_root_path() const;</text:p>
      <text:p text:style-name="Quotations"><text:span text:style-name="T5">Returns:</text:span> <text:span text:style-name="Source_20_Text">!</text:span><text:a xlink:type="simple" xlink:href="#path-root_path"><text:span text:style-name="Source_20_Text">root_path</text:span></text:a><text:span text:style-name="Source_20_Text">().empty()</text:span></text:p>
      <text:p text:style-name="P7">bool <text:bookmark text:name="path-has_root_name"/>has_root_name() const;</text:p>
      <text:p text:style-name="Quotations"><text:span text:style-name="T5">Returns:</text:span> <text:span text:style-name="Source_20_Text">!</text:span><text:a xlink:type="simple" xlink:href="#path-root_name"><text:span text:style-name="Source_20_Text">root_name</text:span></text:a><text:span text:style-name="Source_20_Text">().empty()</text:span></text:p>
      <text:p text:style-name="P7">bool <text:bookmark text:name="path-has_root_directory"/>has_root_directory() const;</text:p>
      <text:p text:style-name="Quotations"><text:span text:style-name="T5">Returns:</text:span> <text:span text:style-name="Source_20_Text">!</text:span><text:a xlink:type="simple" xlink:href="#path-root_directory"><text:span text:style-name="Source_20_Text">root_directory</text:span></text:a><text:span text:style-name="Source_20_Text">().empty()</text:span></text:p>
      <text:p text:style-name="P7">bool <text:bookmark text:name="path-has_relative_path"/>has_relative_path() const;</text:p>
      <text:p text:style-name="Quotations"><text:span text:style-name="T5">Returns:</text:span> <text:span text:style-name="Source_20_Text">!</text:span><text:a xlink:type="simple" xlink:href="#path-has_relative_path"><text:span text:style-name="Source_20_Text">relative_path</text:span></text:a><text:span text:style-name="Source_20_Text">().empty()</text:span></text:p>
      <text:p text:style-name="P7">bool <text:bookmark text:name="path-has_parent_path"/>has_parent_path() const;</text:p>
      <text:p text:style-name="Quotations"><text:span text:style-name="T5">Returns:</text:span> <text:span text:style-name="Source_20_Text">!</text:span><text:a xlink:type="simple" xlink:href="#path-parent_path"><text:span text:style-name="Source_20_Text">parent_path</text:span></text:a><text:span text:style-name="Source_20_Text">().empty()</text:span></text:p>
      <text:p text:style-name="P7">bool <text:bookmark text:name="path-has_filename"/>has_filename() const;</text:p>
      <text:p text:style-name="Quotations"><text:span text:style-name="T5">Returns:</text:span> <text:span text:style-name="Source_20_Text">!</text:span><text:a xlink:type="simple" xlink:href="#path-filename"><text:span text:style-name="Source_20_Text">filename</text:span></text:a><text:span text:style-name="Source_20_Text">().empty()</text:span></text:p>
      <text:p text:style-name="P7">bool <text:bookmark text:name="path-has_stem"/>has_stem() const;</text:p>
      <text:p text:style-name="Quotations"><text:span text:style-name="T5">Returns:</text:span> <text:span text:style-name="Source_20_Text">!</text:span><text:a xlink:type="simple" xlink:href="#path-stem"><text:span text:style-name="Source_20_Text">stem</text:span></text:a><text:span text:style-name="Source_20_Text">().empty()</text:span></text:p>
      <text:p text:style-name="P7">bool <text:bookmark text:name="path-has_extension"/>has_extension() const;</text:p>
      <text:p text:style-name="Quotations"><text:span text:style-name="T5">Returns:</text:span> <text:span text:style-name="Source_20_Text">!</text:span><text:a xlink:type="simple" xlink:href="#path-has_extension"><text:span text:style-name="Source_20_Text">extension</text:span></text:a><text:span text:style-name="Source_20_Text">().empty()</text:span></text:p>
      <text:p text:style-name="P7">bool <text:bookmark text:name="path-is_absolute"/>is_absolute() const;</text:p>
      <text:p text:style-name="Quotations"><text:span text:style-name="T5">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5">Example:</text:span> <text:span text:style-name="Source_20_Text">path("/").is_absolute()</text:span> is <text:span text:style-name="Source_20_Text">true</text:span> for POSIX based operating systems, and <text:span text:style-name="Source_20_Text">false</text:span> for Windows based operating systems.  <text:span text:style-name="T5">--end example</text:span>] </text:p>
      <text:p text:style-name="P7">bool <text:bookmark text:name="path-is_relative"/>is_relative() const;</text:p>
      <text:p text:style-name="Quotations"><text:span text:style-name="T5">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5111961580330555706" text:style-name="L13">
        <text:list-item>
          <text:p text:style-name="P40">The <text:span text:style-name="T5">root-name</text:span> element, if present. </text:p>
        </text:list-item>
        <text:list-item>
          <text:p text:style-name="P40">The <text:span text:style-name="T5">root-directory</text:span> element, if present, in the generic format. <text:span text:style-name="T5">[note:</text:span> the generic format is required to ensure lexicographical comparison works correctly. <text:span text:style-name="T5">-- end note</text:span>] </text:p>
        </text:list-item>
        <text:list-item>
          <text:p text:style-name="P40">Each successive <text:span text:style-name="T5">filename</text:span> element, if present. </text:p>
        </text:list-item>
        <text:list-item>
          <text:p text:style-name="P35"><text:span text:style-name="T5">Dot</text:span>, if one or more trailing non-root <text:span text:style-name="T5">slash</text:span> characters are present. </text:p>
        </text:list-item>
      </text:list>
      <text:p text:style-name="Text_20_body">The backward traversal order is the reverse of forward traversal.</text:p>
      <text:p text:style-name="P7">iterator begin() const;</text:p>
      <text:p text:style-name="Quotations"><text:span text:style-name="T5">Returns:</text:span> An iterator for the first present element in the traversal list above. If no elements are present, the end iterator.</text:p>
      <text:p text:style-name="P7">iterator end() const;</text:p>
      <text:p text:style-name="Quotations"><text:span text:style-name="T5">Returns:</text:span> The end iterator.</text:p>
      <text:h text:style-name="Heading_20_3" text:outline-level="3">8.6 <text:bookmark text:name="path-non-member-functions"/><text:span text:style-name="Source_20_Text">path</text:span> non-member functions [path.non-member]</text:h>
      <text:p text:style-name="P7">void swap(path&amp; lhs, path&amp; rhs) noexcept;</text:p>
      <text:p text:style-name="Quotations"><text:span text:style-name="T5">Effects: </text:span><text:span text:style-name="Source_20_Text">lhs.swap(rhs)</text:span>.</text:p>
      <text:p text:style-name="P7">size_t <text:bookmark text:name="hash_value"/>hash_value (const path&amp; p) noexcept;</text:p>
      <text:p text:style-name="Quotations"><text:span text:style-name="T5">Returns:</text:span> A hash value for the path <text:span text:style-name="Source_20_Text">p</text:span>. If for two paths, <text:span text:style-name="Source_20_Text">p1 == p2</text:span> then <text:span text:style-name="Source_20_Text">hash_value(p1) == hash_value(p2)</text:span>.</text:p>
      <text:p text:style-name="P7">bool operator&lt; (const path&amp; lhs, const path&amp; rhs) noexcept;</text:p>
      <text:p text:style-name="Quotations"><text:soft-page-break/><text:span text:style-name="T5">Returns:</text:span> <text:span text:style-name="Source_20_Text">return lhs.compare(rhs) &lt; 0</text:span>.</text:p>
      <text:p text:style-name="P7">bool operator&lt;=(const path&amp; lhs, const path&amp; rhs) noexcept;</text:p>
      <text:p text:style-name="Quotations"><text:span text:style-name="T5">Returns:</text:span> <text:span text:style-name="Source_20_Text">!(rhs &lt; lhs)</text:span>.</text:p>
      <text:p text:style-name="P7">bool operator&gt; (const path&amp; lhs, const path&amp; rhs) noexcept;</text:p>
      <text:p text:style-name="Quotations"><text:span text:style-name="T5">Returns:</text:span> <text:span text:style-name="Source_20_Text">rhs &lt; lhs</text:span>.</text:p>
      <text:p text:style-name="P7">bool operator&gt;=(const path&amp; lhs, const path&amp; rhs) noexcept;</text:p>
      <text:p text:style-name="Quotations"><text:span text:style-name="T5">Returns:</text:span> <text:span text:style-name="Source_20_Text">!(lhs &lt; rhs)</text:span>.</text:p>
      <text:p text:style-name="P7">bool operator==(const path&amp; lhs, const path&amp; rhs) noexcept;</text:p>
      <text:p text:style-name="Quotations"><text:span text:style-name="T5">Returns:</text:span> <text:span text:style-name="Source_20_Text">!(lhs &lt; rhs) &amp;&amp; !(rhs &lt; lhs)</text:span>.</text:p>
      <text:p text:style-name="Quotations">[<text:span text:style-name="T5">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5">-- end note</text:span>]</text:p>
      <text:p text:style-name="P7">bool operator!=(const path&amp; lhs, const path&amp; rhs) noexcept;</text:p>
      <text:p text:style-name="Quotations"><text:span text:style-name="T5">Returns:</text:span> <text:span text:style-name="Source_20_Text">!(lhs == rhs)</text:span>.</text:p>
      <text:p text:style-name="P7">path operator/ (const path&amp; lhs, const path&amp; rhs);</text:p>
      <text:p text:style-name="Quotations"><text:span text:style-name="T5">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7">operator&lt;&lt;(basic_ostream&lt;charT, traits&gt;&amp; os, const path&amp; p);</text:p>
      <text:p text:style-name="Quotations"><text:span text:style-name="T5">Effects:</text:span> <text:span text:style-name="Source_20_Text">os &lt;&lt; p.string&lt;charT, traits&gt;()</text:span>.</text:p>
      <text:p text:style-name="Quotations">[<text:span text:style-name="T5">Note:</text:span> Pathnames containing spaces require special handling by the user to avoid truncation when read by the extractor. <text:span text:style-name="T5">--end note</text:span>]</text:p>
      <text:p text:style-name="Preformatted_20_Text"><text:soft-page-break/>template &lt;class charT, class traits&gt;</text:p>
      <text:p text:style-name="Preformatted_20_Text">basic_istream&lt;charT, traits&gt;&amp;</text:p>
      <text:p text:style-name="P7">operator&gt;&gt;(basic_istream&lt;charT, traits&gt;&amp; is, path&amp; p);</text:p>
      <text:p text:style-name="P14">Effects:  </text:p>
      <text:p text:style-name="P11">basic_string&lt;charT, traits&gt; tmp;</text:p>
      <text:p text:style-name="P11">is &gt;&gt; tmp;</text:p>
      <text:p text:style-name="P12">p = tmp;</text:p>
      <text:p text:style-name="Quotations"><text:span text:style-name="T5">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7"><text:s text:c="2"/>path u8path(InputIterator begin, InputIterator end);</text:p>
      <text:p text:style-name="Quotations"><text:span text:style-name="T5">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4">Returns:</text:p>
      <text:list xml:id="list5616311235307783208" text:style-name="L14">
        <text:list-item>
          <text:p text:style-name="P59">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59">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69">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3"><text:span text:style-name="T5">Remarks: </text:span>Argument format conversion ([path.fmt.cvt]) applies to the arguments for these functions. How Unicode encoding conversions are performed is unspecified. </text:p>
      <text:p text:style-name="Quotations">[<text:span text:style-name="T5">Example</text:span>:</text:p>
      <text:p text:style-name="P13">A string is to be read from a database that is encoded in UTF-8, and used to create a directory using the native encoding for filenames:</text:p>
      <text:p text:style-name="P11">namespace fs = std::tbd::filesystem;</text:p>
      <text:p text:style-name="P11">std::string utf8_string = read_utf8_data();</text:p>
      <text:p text:style-name="P12">fs::create_directory(fs::u8path(utf8_string));</text:p>
      <text:p text:style-name="P13">For POSIX based operating systems with the native narrow encoding set to UTF-8, no encoding or type conversion occurs.</text:p>
      <text:p text:style-name="P13">For POSIX based operating systems with the native narrow encoding not set <text:soft-page-break/>to UTF-8, a conversion to UTF-32 occurs, followed by a conversion to the current native narrow encoding. Some Unicode characters may have no native character set representation.</text:p>
      <text:p text:style-name="P13">For Windows based operating systems a conversion from UTF-8 to UTF-16 occurs.</text:p>
      <text:p text:style-name="P14">--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7">}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7"><text:bookmark text:name="filesystem_error-2-arg"/>filesystem_error(const string&amp; what_arg, error_code ec);</text:p>
      <text:p text:style-name="P14">Postcondition:</text:p>
      <table:table table:name="Table2" table:style-name="Table2">
        <table:table-column table:style-name="Table2.A"/>
        <table:table-column table:style-name="Table2.B"/>
        <table:table-row>
          <table:table-cell table:style-name="Table2.A1" office:value-type="string">
            <text:p text:style-name="P3">Expression</text:p>
          </table:table-cell>
          <table:table-cell table:style-name="Table2.B1" office:value-type="string">
            <text:p text:style-name="P3">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0"/>
      <text:p text:style-name="Preformatted_20_Text"><text:soft-page-break/>filesystem_error(const string&amp; what_arg, const path&amp; p1, error_code ec);</text:p>
      <text:p text:style-name="P16"><text:span text:style-name="T12"><text:line-break/></text:span>Postcondition:</text:p>
      <table:table table:name="Table3" table:style-name="Table3">
        <table:table-column table:style-name="Table3.A"/>
        <table:table-column table:style-name="Table3.B"/>
        <table:table-row>
          <table:table-cell table:style-name="Table3.A1" office:value-type="string">
            <text:p text:style-name="P3">Expression</text:p>
          </table:table-cell>
          <table:table-cell table:style-name="Table3.B1" office:value-type="string">
            <text:p text:style-name="P3">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4"><text:line-break/>Postcondition:</text:p>
      <table:table table:name="Table4" table:style-name="Table4">
        <table:table-column table:style-name="Table4.A"/>
        <table:table-column table:style-name="Table4.B"/>
        <table:table-row>
          <table:table-cell table:style-name="Table4.A1" office:value-type="string">
            <text:p text:style-name="P3">Expression</text:p>
          </table:table-cell>
          <table:table-cell table:style-name="Table4.B1" office:value-type="string">
            <text:p text:style-name="P3">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11">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8">const path&amp; <text:bookmark text:name="filesystem_error-path1"/>path1() const noexcept;</text:p>
      <text:p text:style-name="Quotations"><text:span text:style-name="T5">Returns:</text:span> Reference to copy of <text:span text:style-name="Source_20_Text">p1</text:span> stored by the constructor, or, if none, an empty path.</text:p>
      <text:p text:style-name="P7">const path&amp; <text:bookmark text:name="filesystem_error-path2"/>path2() const noexcept;</text:p>
      <text:p text:style-name="Quotations"><text:span text:style-name="T5">Returns:</text:span> Reference to copy of <text:span text:style-name="Source_20_Text">p2</text:span> stored by the constructor, or, if none, an empty path.</text:p>
      <text:p text:style-name="P7">const char* <text:bookmark text:name="filesystem_error-what"/>what() const noexcept;</text:p>
      <text:p text:style-name="Quotations"><text:span text:style-name="T5">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text:soft-page-break/>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3">Constant Name</text:p>
          </table:table-cell>
          <table:table-cell table:style-name="Table5.B1" office:value-type="string">
            <text:p text:style-name="P3">Value</text:p>
          </table:table-cell>
          <table:table-cell table:style-name="Table5.C1" office:value-type="string">
            <text:p text:style-name="P3">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5"><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5"><text:span text:style-name="Source_20_Text">-1</text:span></text:p>
          </table:table-cell>
          <table:table-cell table:style-name="Table5.C2" office:value-type="string">
            <text:p text:style-name="Table_20_Contents">Pseudo-type indicating the file was not found. [<text:span text:style-name="T5">Note:</text:span> The file not being found is not considered an error while determining the type of a file. <text:span text:style-name="T5">--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5"><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5"><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5"><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5"><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5"><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5"><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5"><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5"><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5"><text:span text:style-name="T10">Option group controlling </text:span><text:span text:style-name="Source_20_Text"><text:span text:style-name="T10">copy_file</text:span></text:span><text:span text:style-name="T10"> effects for existing target files</text:span></text:p>
          </table:table-cell>
          <table:covered-table-cell/>
          <table:covered-table-cell/>
        </table:table-row>
        <text:soft-page-break/>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5"><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5"><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5"><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5"><text:span text:style-name="T10">Option group controlling </text:span><text:span text:style-name="Source_20_Text"><text:span text:style-name="T10">copy</text:span></text:span><text:span text:style-name="T10"> effects for sub-directorie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5"><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5"><text:span text:style-name="T10">Option group controlling </text:span><text:span text:style-name="Source_20_Text"><text:span text:style-name="T10">copy</text:span></text:span><text:span text:style-name="T10"> effects  symbolic link action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5"><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5"><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5"><text:span text:style-name="T10">Option group controlling </text:span><text:span text:style-name="Source_20_Text"><text:span text:style-name="T10">copy</text:span></text:span><text:span text:style-name="T10"> effects choosing the form of copying</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5"><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5"><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5"><text:span text:style-name="Source_20_Text">256</text:span></text:p>
          </table:table-cell>
          <table:table-cell table:style-name="Table6.C21" office:value-type="string">
            <text:p text:style-name="Table_20_Contents">Make hard links instead of copies of files.<text:soft-page-break/></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Name</text:p>
          </table:table-cell>
          <table:table-cell table:style-name="Table7.B1" office:value-type="string">
            <text:p text:style-name="P4">Value<text:line-break/>(octal)</text:p>
          </table:table-cell>
          <table:table-cell table:style-name="Table7.B1" office:value-type="string">
            <text:p text:style-name="P4">POSIX<text:line-break/>macro</text:p>
          </table:table-cell>
          <table:table-cell table:style-name="Table7.D1" office:value-type="string">
            <text:p text:style-name="P3">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6"/>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6"/>
          </table:table-cell>
          <table:table-cell table:style-name="Table7.D2" office:value-type="string">
            <text:p text:style-name="Table_20_Contents"><text:span text:style-name="Source_20_Text">owner_all | group_all | others_all</text:span></text:p>
          </table:table-cell>
        </table:table-row>
        <text:soft-page-break/>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6"/>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5">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5">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text:soft-page-break/></text:p>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7">}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7">explicit file_status() noexcept;</text:p>
      <text:p text:style-name="Quotations"><text:span text:style-name="T5">Postconditions:</text:span> <text:span text:style-name="Source_20_Text">type() == file_type::none</text:span>, <text:span text:style-name="Source_20_Text">permissions() == perms_not_known</text:span>.</text:p>
      <text:p text:style-name="P7">explicit file_status(<text:a xlink:type="simple" xlink:href="#file_type">file_type</text:a> ft, <text:a xlink:type="simple" xlink:href="#Enum.perms">perms</text:a> prms = perms_not_known) noexcept;</text:p>
      <text:p text:style-name="Quotations"><text:span text:style-name="T5">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7"><text:a xlink:type="simple" xlink:href="#file_type">file_type</text:a> type() const noexcept;</text:p>
      <text:p text:style-name="Quotations"><text:span text:style-name="T5">Returns: </text:span>The value of <text:span text:style-name="Source_20_Text">type()</text:span> specified by the <text:span text:style-name="T5">postconditions</text:span> of the most recent call to a constructor, operator=, or <text:span text:style-name="Source_20_Text">type(file_type)</text:span> function.</text:p>
      <text:p text:style-name="P7"><text:a xlink:type="simple" xlink:href="#Enum.perms">perms</text:a> permissions() const noexcept;</text:p>
      <text:p text:style-name="Quotations"><text:span text:style-name="T5">Returns: </text:span>The value of <text:span text:style-name="Source_20_Text">permissions()</text:span> specified by the <text:span text:style-name="T5">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7">void type(<text:a xlink:type="simple" xlink:href="#file_type">file_type</text:a> ft) noexcept;</text:p>
      <text:p text:style-name="Quotations"><text:span text:style-name="T5">Postconditions:</text:span> <text:span text:style-name="Source_20_Text">type() == ft</text:span>.</text:p>
      <text:p text:style-name="P7">void permissions(<text:a xlink:type="simple" xlink:href="#Enum.perms">perms</text:a> prms) noexcept;</text:p>
      <text:p text:style-name="Quotations"><text:span text:style-name="T5">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oft-page-break/><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7">}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5">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5">--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7"><text:s text:c="25"/>file_status symlink_st=file_status());</text:p>
      <text:p text:style-name="P14">Postcondition:</text:p>
      <table:table table:name="Table8" table:style-name="Table8">
        <table:table-column table:style-name="Table8.A"/>
        <table:table-column table:style-name="Table8.B"/>
        <table:table-row>
          <table:table-cell table:style-name="Table8.A1" office:value-type="string">
            <text:p text:style-name="P3">Expression</text:p>
          </table:table-cell>
          <table:table-cell table:style-name="Table8.B1" office:value-type="string">
            <text:p text:style-name="P3">Value</text:p>
          </table:table-cell>
        </table:table-row>
        <text:soft-page-break/>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7"><text:s text:c="12"/>file_status symlink_st=file_status());</text:p>
      <text:p text:style-name="P14">Postcondition:</text:p>
      <table:table table:name="Table9" table:style-name="Table9">
        <table:table-column table:style-name="Table9.A"/>
        <table:table-column table:style-name="Table9.B"/>
        <table:table-row>
          <table:table-cell table:style-name="Table9.A1" office:value-type="string">
            <text:p text:style-name="P3">Expression</text:p>
          </table:table-cell>
          <table:table-cell table:style-name="Table9.B1" office:value-type="string">
            <text:p text:style-name="P3">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7"><text:s text:c="22"/>file_status symlink_st=file_status());</text:p>
      <text:p text:style-name="P14">Postcondition:</text:p>
      <table:table table:name="Table10" table:style-name="Table10">
        <table:table-column table:style-name="Table10.A"/>
        <table:table-column table:style-name="Table10.B"/>
        <table:table-row>
          <table:table-cell table:style-name="Table10.A1" office:value-type="string">
            <text:p text:style-name="P3">Expression</text:p>
          </table:table-cell>
          <table:table-cell table:style-name="Table10.B1" office:value-type="string">
            <text:p text:style-name="P3">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7">const path&amp; path() const noexcept;</text:p>
      <text:p text:style-name="Quotations"><text:span text:style-name="T5">Returns:</text:span> <text:span text:style-name="Source_20_Text">m_path</text:span></text:p>
      <text:p text:style-name="Preformatted_20_Text">file_status status() const;</text:p>
      <text:p text:style-name="P7">file_status status(error_code&amp; ec) const noexcept;</text:p>
      <text:p text:style-name="Quotations"><text:span text:style-name="T5">Effects:</text:span> As if,</text:p>
      <text:p text:style-name="P11"><text:soft-page-break/>if (!status_known(m_status))</text:p>
      <text:p text:style-name="P11">{</text:p>
      <text:p text:style-name="P11"><text:s text:c="2"/>if (status_known(m_symlink_status) &amp;&amp; !is_symlink(m_symlink_status))</text:p>
      <text:p text:style-name="P11"><text:s text:c="4"/>{ m_status = m_symlink_status; }</text:p>
      <text:p text:style-name="P11"><text:s text:c="2"/>else { m_status = status(m_path<text:span text:style-name="T5">[, ec]</text:span>); }</text:p>
      <text:p text:style-name="P12">}</text:p>
      <text:p text:style-name="Quotations"><text:span text:style-name="T5">Returns:</text:span> <text:span text:style-name="Source_20_Text">m_status</text:span></text:p>
      <text:p text:style-name="Quotations"><text:span text:style-name="T5">Throws:</text:span> As specified in <text:a xlink:type="simple" xlink:href="#Error-reporting">Error reporting</text:a>.</text:p>
      <text:p text:style-name="Preformatted_20_Text">file_status <text:s/>symlink_status() const;</text:p>
      <text:p text:style-name="P7">file_status <text:s/>symlink_status(error_code&amp; ec) const noexcept;</text:p>
      <text:p text:style-name="Quotations"><text:span text:style-name="T5">Effects:</text:span> As if,</text:p>
      <text:p text:style-name="P11">if (!status_known(m_symlink_status))</text:p>
      <text:p text:style-name="P11">{</text:p>
      <text:p text:style-name="P11"><text:s text:c="2"/>m_symlink_status = symlink_status(m_path<text:span text:style-name="T5">[, ec]</text:span>);</text:p>
      <text:p text:style-name="P12">}</text:p>
      <text:p text:style-name="Quotations"><text:span text:style-name="T5">Returns:</text:span> <text:span text:style-name="Source_20_Text">m_symlink_status</text:span></text:p>
      <text:p text:style-name="Quotations"><text:span text:style-name="T5">Throws:</text:span> As specified in <text:a xlink:type="simple" xlink:href="#Error-reporting">Error reporting</text:a>.</text:p>
      <text:p text:style-name="P7">bool operator==(const directory_entry&amp; rhs) const noexcept;</text:p>
      <text:p text:style-name="Quotations"><text:span text:style-name="T5">Returns:</text:span> <text:span text:style-name="Source_20_Text">m_path == rhs.m_path</text:span>.</text:p>
      <text:p text:style-name="P7">bool operator!=(const directory_entry&amp; rhs) const noexcept;</text:p>
      <text:p text:style-name="Quotations"><text:span text:style-name="T5">Returns:</text:span> <text:span text:style-name="Source_20_Text">m_path != rhs.m_path</text:span>.</text:p>
      <text:p text:style-name="P7">bool operator&lt; (const directory_entry&amp; rhs) const noexcept;</text:p>
      <text:p text:style-name="Quotations"><text:span text:style-name="T5">Returns:</text:span> <text:span text:style-name="Source_20_Text">m_path &lt; rhs.m_path</text:span>.</text:p>
      <text:p text:style-name="P7">bool operator&lt;=(const directory_entry&amp; rhs) const noexcept;</text:p>
      <text:p text:style-name="Quotations"><text:span text:style-name="T5">Returns:</text:span> <text:span text:style-name="Source_20_Text">m_path &lt;= rhs.m_path</text:span>.</text:p>
      <text:p text:style-name="P7">bool operator&gt; (const directory_entry&amp; rhs) const noexcept;</text:p>
      <text:p text:style-name="Quotations"><text:span text:style-name="T5">Returns:</text:span> <text:span text:style-name="Source_20_Text">m_path &gt; rhs.m_path</text:span>.</text:p>
      <text:p text:style-name="P7">bool operator&gt;=(const directory_entry&amp; rhs) const noexcept;</text:p>
      <text:p text:style-name="Quotations"><text:span text:style-name="T5">Returns:</text:span> <text:span text:style-name="Source_20_Text">m_path &gt;= rhs.m_path</text:span>.</text:p>
      <text:h text:style-name="Heading_20_2" text:outline-level="2"><text:soft-page-break/>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5">Note:</text:span> For iteration into sub-directories,  see class <text:a xlink:type="simple" xlink:href="#Class-recursive_directory_iterator"><text:span text:style-name="Source_20_Text">recursive_directory_iterator</text:span></text:a> ([class.rec.dir.itr]). <text:span text:style-name="T5">--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7">}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5">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text:soft-page-break/>Directory iteration shall not yield directory entries for the current (<text:span text:style-name="T5">dot</text:span>) and parent (<text:span text:style-name="T5">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5">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5">--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5">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7"><text:span text:style-name="Source_20_Text">directory_iterator(</text:span>const path&amp; p, error_code&amp; ec<text:span text:style-name="Source_20_Text">) noexcept;</text:span></text:p>
      <text:p text:style-name="Quotations"><text:span text:style-name="T5">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5">Throws:</text:span> As specified in <text:a xlink:type="simple" xlink:href="#Error-reporting">Error reporting</text:a>.</text:p>
      <text:p text:style-name="Quotations">[<text:span text:style-name="T5">Note:</text:span> To iterate over the current directory, use <text:span text:style-name="Source_20_Text">directory_iterator(".")</text:span> rather than <text:span text:style-name="Source_20_Text">directory_iterator("")</text:span>. <text:span text:style-name="T5">-- end note</text:span>]</text:p>
      <text:p text:style-name="Preformatted_20_Text">directory_iterator&amp; <text:bookmark text:name="directory_iterator-increment"/>operator++();</text:p>
      <text:p text:style-name="P7">directory_iterator&amp; increment(error_code&amp; ec)<text:span text:style-name="Source_20_Text"> noexcept</text:span>;</text:p>
      <text:p text:style-name="Quotations"><text:span text:style-name="T5">Effects:</text:span> As specified by the C++ Standard, 24.1.1 Input iterators [input.iterators]</text:p>
      <text:p text:style-name="Quotations"><text:span text:style-name="T5">Returns:</text:span> <text:span text:style-name="Source_20_Text">*this</text:span>.</text:p>
      <text:p text:style-name="Quotations"><text:span text:style-name="T5">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7">const directory_iterator&amp; begin(const directory_iterator&amp; iter) noexcept;</text:p>
      <text:p text:style-name="Quotations"><text:soft-page-break/><text:span text:style-name="T5">Returns: </text:span><text:span text:style-name="Source_20_Text">iter</text:span>.</text:p>
      <text:p text:style-name="P7">directory_iterator end(const directory_iterator&amp;) noexcept;</text:p>
      <text:p text:style-name="Quotations"><text:span text:style-name="T5">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7">}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text:soft-page-break/>14.1 <text:bookmark text:name="recursive_directory_iterator-members"/><text:span text:style-name="Source_20_Text">recursive_directory_iterator</text:span> members [<text:bookmark text:name="rec.dir.itr.members"/>rec.dir.itr.members]</text:h>
      <text:p text:style-name="P7">recursive_directory_iterator() noexcept;</text:p>
      <text:p text:style-name="Quotations"><text:span text:style-name="T5">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7">recursive_<text:span text:style-name="Source_20_Text">directory_iterator(</text:span>const path&amp; p, error_code&amp; ec<text:span text:style-name="Source_20_Text">);</text:span></text:p>
      <text:p text:style-name="Quotations"><text:span text:style-name="T5">Effects:</text:span>  Constructs a iterator representing the first entry in the directory <text:span text:style-name="Source_20_Text">p</text:span> resolves to, if any; otherwise, the end iterator.</text:p>
      <text:p text:style-name="Quotations"><text:span text:style-name="T5">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5">Throws:</text:span> As specified in <text:a xlink:type="simple" xlink:href="#Error-reporting">Error reporting</text:a>.</text:p>
      <text:p text:style-name="Quotations">[<text:span text:style-name="T5">Note:</text:span> To iterate over the current directory, use <text:span text:style-name="Source_20_Text">recursive_directory_iterator(".")</text:span> rather than <text:span text:style-name="Source_20_Text">recursive_directory_iterator("")</text:span>. <text:span text:style-name="T5">-- end note</text:span>]</text:p>
      <text:p text:style-name="Quotations">[<text:span text:style-name="T5">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5">-- end note</text:span>]</text:p>
      <text:p text:style-name="P7">directory_options options() const;</text:p>
      <text:p text:style-name="Quotations"><text:span text:style-name="T5">Requires:</text:span> <text:span text:style-name="Source_20_Text">*this != recursive_directory_iterator()</text:span>.</text:p>
      <text:p text:style-name="Quotations"><text:span text:style-name="T5">Returns:</text:span> The value of the constructor <text:span text:style-name="Source_20_Text">options</text:span> argument, if present, otherwise <text:span text:style-name="Source_20_Text">directory_options::none</text:span>.</text:p>
      <text:p text:style-name="Quotations"><text:span text:style-name="T5">Throws:</text:span> Nothing.</text:p>
      <text:p text:style-name="P7">int depth() const;</text:p>
      <text:p text:style-name="Quotations"><text:span text:style-name="T5">Requires:</text:span> <text:span text:style-name="Source_20_Text">*this != recursive_directory_iterator()</text:span>.</text:p>
      <text:p text:style-name="Quotations"><text:span text:style-name="T5">Returns:</text:span> The current depth of the directory tree being traversed. [<text:span text:style-name="T5">Note:</text:span> The initial directory is depth 0, its immediate subdirectories are depth 1, and so forth. <text:span text:style-name="T5">-- end note</text:span>]</text:p>
      <text:p text:style-name="Quotations"><text:span text:style-name="T5">Throws:</text:span> Nothing.</text:p>
      <text:p text:style-name="P7">bool <text:span text:style-name="Source_20_Text">recursion_pending</text:span>() const;</text:p>
      <text:p text:style-name="Quotations"><text:span text:style-name="T5">Requires:</text:span> <text:span text:style-name="Source_20_Text">*this != recursive_directory_iterator()</text:span>.</text:p>
      <text:p text:style-name="Quotations"><text:soft-page-break/><text:span text:style-name="T5">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5">Throws:</text:span> Nothing.</text:p>
      <text:p text:style-name="Preformatted_20_Text"><text:span text:style-name="Source_20_Text">recursive_directory_iterator</text:span>&amp; <text:bookmark text:name="recursive_directory_iterator-increment"/>operator++();</text:p>
      <text:p text:style-name="P7">recursive_directory_iterator&amp; increment(error_code&amp; ec);</text:p>
      <text:p text:style-name="Quotations"><text:span text:style-name="T5">Requires:</text:span> <text:span text:style-name="Source_20_Text">*this != recursive_directory_iterator()</text:span>.</text:p>
      <text:p text:style-name="Quotations"><text:span text:style-name="T5">Effects:</text:span> As specified by the C++ Standard, 24.1.1 Input iterators [input.iterators], except that:</text:p>
      <text:list xml:id="list3446884708102640134" text:style-name="L15">
        <text:list-item>
          <text:p text:style-name="P49">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49">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5">Returns:</text:span> <text:span text:style-name="Source_20_Text">*this</text:span>.</text:p>
      <text:p text:style-name="Quotations"><text:span text:style-name="T5">Throws:</text:span> As specified in <text:a xlink:type="simple" xlink:href="#Error-reporting">Error reporting</text:a>.</text:p>
      <text:p text:style-name="P7">void pop();</text:p>
      <text:p text:style-name="Quotations"><text:span text:style-name="T5">Requires:</text:span> <text:span text:style-name="Source_20_Text">*this != recursive_directory_iterator()</text:span>.</text:p>
      <text:p text:style-name="Quotations"><text:span text:style-name="T5">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7">void disable_recursion_pending();</text:p>
      <text:p text:style-name="Quotations"><text:span text:style-name="T5">Requires:</text:span> <text:span text:style-name="Source_20_Text">*this != recursive_directory_iterator()</text:span>.</text:p>
      <text:p text:style-name="Quotations"><text:span text:style-name="T5">Postcondition:</text:span> <text:span text:style-name="Source_20_Text">recursion_pending() == false</text:span>.</text:p>
      <text:p text:style-name="Quotations">[<text:span text:style-name="T5">Note:</text:span> <text:span text:style-name="Source_20_Text">disable_recursion_pending()</text:span> is used to prevent unwanted recursion into a directory. <text:span text:style-name="T5">--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7"><text:soft-page-break/>const recursive_directory_iterator&amp; begin(const recursive_directory_iterator&amp; iter) noexcept;</text:p>
      <text:p text:style-name="Quotations"><text:span text:style-name="T5">Returns: </text:span><text:span text:style-name="Source_20_Text">iter</text:span>.</text:p>
      <text:p text:style-name="P7">recursive_directory_iterator end(const recursive_directory_iterator&amp;) noexcept;</text:p>
      <text:p text:style-name="Quotations"><text:span text:style-name="T5">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5">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5">-- end note</text:span>]</text:p>
      <text:h text:style-name="Heading_20_3" text:outline-level="3">15.1 Absolute  [<text:bookmark text:name="fs.op.absolute"/>fs.op.absolute]</text:h>
      <text:p text:style-name="P7">path <text:bookmark text:name="absolute"/>absolute(const path&amp; p, const path&amp; base=current_path());</text:p>
      <text:p text:style-name="Quotations"><text:span text:style-name="T5">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5"> </text:p>
          </table:table-cell>
          <table:table-cell table:style-name="Table11.B1" office:value-type="string">
            <text:p text:style-name="P5"><text:span text:style-name="Source_20_Text"><text:span text:style-name="T10">p.has_root_directory()</text:span></text:span></text:p>
          </table:table-cell>
          <table:table-cell table:style-name="Table11.C1" office:value-type="string">
            <text:p text:style-name="P5"><text:span text:style-name="Source_20_Text"><text:span text:style-name="T10">!p.has_root_directory()</text:span></text:span></text:p>
          </table:table-cell>
        </table:table-row>
        <table:table-row>
          <table:table-cell table:style-name="Table11.A2" office:value-type="string">
            <text:p text:style-name="P5"><text:span text:style-name="Source_20_Text"><text:span text:style-name="T10">p.has_root_name()</text:span></text:span></text:p>
          </table:table-cell>
          <table:table-cell table:style-name="Table11.B2" office:value-type="string">
            <text:p text:style-name="P5"><text:span text:style-name="Source_20_Text">return p</text:span></text:p>
          </table:table-cell>
          <table:table-cell table:style-name="Table11.C2" office:value-type="string">
            <text:p text:style-name="P5"><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5"><text:span text:style-name="Source_20_Text"><text:span text:style-name="T10">!p.has_root_name()</text:span></text:span></text:p>
          </table:table-cell>
          <table:table-cell table:style-name="Table11.B3" office:value-type="string">
            <text:p text:style-name="P5"><text:span text:style-name="Source_20_Text">return absolute(base).root_name()<text:line-break/>/ p</text:span></text:p>
          </table:table-cell>
          <table:table-cell table:style-name="Table11.C3" office:value-type="string">
            <text:p text:style-name="P5"><text:span text:style-name="Source_20_Text">return absolute(base) / p</text:span></text:p>
          </table:table-cell>
        </table:table-row>
      </table:table>
      <text:p text:style-name="Quotations"><text:line-break/>[<text:span text:style-name="T5">Note:</text:span> For the returned path, <text:span text:style-name="Source_20_Text">rp,</text:span> <text:span text:style-name="Source_20_Text">rp.is_absolute()</text:span> is true. <text:span text:style-name="T5">-- end note</text:span>]</text:p>
      <text:p text:style-name="Quotations"><text:span text:style-name="T5">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7">path canonical(const path&amp; p, const path&amp; base, error_code&amp; ec);</text:p>
      <text:p text:style-name="Quotations"><text:soft-page-break/><text:span text:style-name="T5">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5">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5">Throws:</text:span>  As specified in <text:a xlink:type="simple" xlink:href="#Error-reporting">Error reporting</text:a>.</text:p>
      <text:p text:style-name="Quotations"><text:span text:style-name="T5">Remarks:</text:span> <text:span text:style-name="Source_20_Text">!exists(p)</text:span> is an error.</text:p>
      <text:p text:style-name="Quotations">[<text:span text:style-name="T5">Note:</text:span> Canonical pathnames allow security checking of a path (e.g. does this path live in /home/goodguy or /home/badguy?)  <text:span text:style-name="T5">-- end note</text:span>]</text:p>
      <text:h text:style-name="Heading_20_3" text:outline-level="3">15.3 Copy  [<text:bookmark text:name="fs.op.copy"/>fs.op.copy]</text:h>
      <text:p text:style-name="Preformatted_20_Text">void <text:bookmark text:name="copy"/>copy(const path&amp; from, const path&amp; to);</text:p>
      <text:p text:style-name="P7">void copy(const path&amp; from, const path&amp; to, error_code&amp; ec) noexcept;</text:p>
      <text:p text:style-name="Quotations"><text:span text:style-name="T5">Effects: </text:span><text:span text:style-name="Source_20_Text">copy(from, to, copy_options::none</text:span><text:span text:style-name="Source_20_Text"><text:span text:style-name="T5">[, ec]</text:span></text:span><text:span text:style-name="Source_20_Text">)</text:span>.</text:p>
      <text:p text:style-name="Preformatted_20_Text">void <text:bookmark text:name="copy2"/>copy(const path&amp; from, const path&amp; to, <text:a xlink:type="simple" xlink:href="#copy_option">copy_options</text:a> options);</text:p>
      <text:p text:style-name="P7">void copy(const path&amp; from, const path&amp; to, <text:a xlink:type="simple" xlink:href="#copy_option">copy_options</text:a> options, error_code&amp; ec) noexcept;</text:p>
      <text:p text:style-name="Quotations"><text:span text:style-name="T5">Precondition:</text:span> At most one constant from each option group ([<text:a xlink:type="simple" xlink:href="#enum.copy_options">enum.copy_options</text:a>]) is present in <text:span text:style-name="Source_20_Text">options</text:span>.</text:p>
      <text:p text:style-name="P14">Effects:</text:p>
      <text:p text:style-name="P13">Before the first use of <text:span text:style-name="Source_20_Text">f</text:span> and <text:span text:style-name="Source_20_Text">t</text:span>:</text:p>
      <text:list xml:id="list5126987486525290974" text:style-name="L16">
        <text:list-item>
          <text:p text:style-name="P60">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70">Otherwise, <text:span text:style-name="Source_20_Text">auto f = status(from)</text:span> and if needed <text:span text:style-name="Source_20_Text">auto t = status(to)</text:span>. </text:p>
        </text:list-item>
      </text:list>
      <text:p text:style-name="P13">Report an error as specified in <text:a xlink:type="simple" xlink:href="#Error-reporting">Error reporting</text:a> if:</text:p>
      <text:list xml:id="list1651902627943844367" text:style-name="L17">
        <text:list-item>
          <text:p text:style-name="P61"><text:span text:style-name="Source_20_Text">!exists(f)</text:span>. </text:p>
        </text:list-item>
        <text:list-item>
          <text:p text:style-name="P61"><text:span text:style-name="Source_20_Text">equivalent(f, t)</text:span>. </text:p>
        </text:list-item>
        <text:list-item>
          <text:p text:style-name="P61"><text:span text:style-name="Source_20_Text">is_other(f) || is_other(t)</text:span>. </text:p>
        </text:list-item>
        <text:list-item>
          <text:p text:style-name="P71"><text:span text:style-name="Source_20_Text">is_directory(f) &amp;&amp; is_regular_file(t)</text:span>. </text:p>
        </text:list-item>
      </text:list>
      <text:p text:style-name="P13">If <text:span text:style-name="Source_20_Text">is_symlink(f)</text:span>, then:</text:p>
      <text:list xml:id="list4402136590662744432" text:style-name="L18">
        <text:list-item>
          <text:p text:style-name="P62">If <text:span text:style-name="Source_20_Text">options &amp; copy_options::skip_symlinks</text:span>, then <text:soft-page-break/>return. </text:p>
        </text:list-item>
        <text:list-item>
          <text:p text:style-name="P62">Otherwise if <text:span text:style-name="Source_20_Text">!exists(t)</text:span>, then <text:span text:style-name="Source_20_Text">copy_symlink(from, to, options)</text:span>. </text:p>
        </text:list-item>
        <text:list-item>
          <text:p text:style-name="P72">Otherwise report an error as specified in <text:a xlink:type="simple" xlink:href="#Error-reporting">Error reporting</text:a>. </text:p>
        </text:list-item>
      </text:list>
      <text:p text:style-name="P13">Otherwise if <text:span text:style-name="Source_20_Text">is_regular_file(f)</text:span>, then:</text:p>
      <text:list xml:id="list1461969200487689061" text:style-name="L19">
        <text:list-item>
          <text:p text:style-name="P63">If <text:span text:style-name="Source_20_Text">options &amp; copy_options::directories_only</text:span>, then return. </text:p>
        </text:list-item>
        <text:list-item>
          <text:p text:style-name="P63">Otherwise if <text:span text:style-name="Source_20_Text">options &amp; copy_options::create_symlinks</text:span>, then create a symbolic link to the source file. </text:p>
        </text:list-item>
        <text:list-item>
          <text:p text:style-name="P63">Otherwise if <text:span text:style-name="Source_20_Text">options &amp; copy_options::create_hard_links</text:span>, then create a hard link to the source file. </text:p>
        </text:list-item>
        <text:list-item>
          <text:p text:style-name="P63">Otherwise:</text:p>
          <text:list>
            <text:list-item>
              <text:p text:style-name="P63">If <text:span text:style-name="Source_20_Text">is_directory(t)</text:span>, then <text:span text:style-name="Source_20_Text">copy_file(from, to/from.filename(), options)</text:span>. </text:p>
            </text:list-item>
            <text:list-item>
              <text:p text:style-name="P73">Otherwise, <text:span text:style-name="Source_20_Text">copy_file(from, to, options)</text:span>. </text:p>
            </text:list-item>
          </text:list>
        </text:list-item>
      </text:list>
      <text:p text:style-name="P13">Otherwise if <text:span text:style-name="Source_20_Text">is_directory(f) &amp;&amp; ((options &amp; copy_options::recursive) || !(options))</text:span> then:</text:p>
      <text:list xml:id="list6087191449514939363" text:style-name="L20">
        <text:list-item>
          <text:p text:style-name="P64">If  <text:span text:style-name="Source_20_Text">!exists(t)</text:span>, then <text:span text:style-name="Source_20_Text">create_directory(to, from)</text:span>. </text:p>
        </text:list-item>
        <text:list-item>
          <text:p text:style-name="P74">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5">unspecified</text:span></text:span><text:span text:style-name="Source_20_Text">)</text:span>. </text:p>
        </text:list-item>
      </text:list>
      <text:p text:style-name="P13">Otherwise no effects.</text:p>
      <text:p text:style-name="Quotations"><text:span text:style-name="T5">Throws:</text:span> As specified in <text:a xlink:type="simple" xlink:href="#Error-reporting">Error reporting</text:a>.</text:p>
      <text:p text:style-name="Quotations"><text:span text:style-name="T5">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5">Example:</text:span> Given this directory structure:</text:p>
      <text:p text:style-name="P9">/dir1</text:p>
      <text:p text:style-name="P9"><text:s text:c="2"/>file1</text:p>
      <text:p text:style-name="P9"><text:s text:c="2"/>file2</text:p>
      <text:p text:style-name="P9"><text:s text:c="2"/>dir2</text:p>
      <text:p text:style-name="P10"><text:s text:c="4"/>file3</text:p>
      <text:p text:style-name="Quotations">Calling <text:span text:style-name="Source_20_Text">copy("/dir1", "/dir3")</text:span> would result in: </text:p>
      <text:p text:style-name="P9">/dir1</text:p>
      <text:p text:style-name="P9"><text:s text:c="2"/>file1</text:p>
      <text:p text:style-name="P9"><text:soft-page-break/><text:s text:c="2"/>file2</text:p>
      <text:p text:style-name="P9"><text:s text:c="2"/>dir2</text:p>
      <text:p text:style-name="P9"><text:s text:c="4"/>file3</text:p>
      <text:p text:style-name="P9">/dir3</text:p>
      <text:p text:style-name="P9"><text:s text:c="2"/>file1</text:p>
      <text:p text:style-name="P10"><text:s text:c="2"/>file2</text:p>
      <text:p text:style-name="Quotations">Alternatively, calling <text:span text:style-name="Source_20_Text">copy("/dir1", "/dir3", copy_options::recursive)</text:span> would result in: </text:p>
      <text:p text:style-name="P9">/dir1</text:p>
      <text:p text:style-name="P9"><text:s text:c="2"/>file1</text:p>
      <text:p text:style-name="P9"><text:s text:c="2"/>file2</text:p>
      <text:p text:style-name="P9"><text:s text:c="2"/>dir2</text:p>
      <text:p text:style-name="P9"><text:s text:c="4"/>file3 <text:s/></text:p>
      <text:p text:style-name="P9">/dir3</text:p>
      <text:p text:style-name="P9"><text:s text:c="2"/>file1</text:p>
      <text:p text:style-name="P9"><text:s text:c="2"/>file2</text:p>
      <text:p text:style-name="P9"><text:s text:c="2"/>dir2</text:p>
      <text:p text:style-name="P10"><text:s text:c="4"/>file3</text:p>
      <text:p text:style-name="Quotations"><text:span text:style-name="T5">-- end example</text:span>]</text:p>
      <text:h text:style-name="Heading_20_3" text:outline-level="3">15.4 Copy file  [<text:bookmark text:name="fs.op.copy_file"/>fs.op.copy_file]</text:h>
      <text:p text:style-name="Preformatted_20_Text">bool copy_file(const path&amp; from, const path&amp; to);</text:p>
      <text:p text:style-name="P7">bool copy_file(const path&amp; from, const path&amp; to, error_code&amp; ec) noexcept;</text:p>
      <text:p text:style-name="Quotations"><text:span text:style-name="T5">Returns: </text:span><text:span text:style-name="Source_20_Text">copy_file(from, to, copy_options::none</text:span><text:span text:style-name="T5">[</text:span><text:span text:style-name="Source_20_Text">, ec</text:span><text:span text:style-name="T5">]</text:span><text:span text:style-name="Source_20_Text">)</text:span>.</text:p>
      <text:p text:style-name="Quotations"><text:span text:style-name="T5">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7"><text:s text:c="15"/>error_code&amp; ec) noexcept;</text:p>
      <text:p text:style-name="Quotations"><text:span text:style-name="T5">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4">Effects:</text:p>
      <text:p text:style-name="P13">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3">If <text:span text:style-name="Source_20_Text">!exists(to) || (options &amp; copy_options::overwrite_existing) || ((options &amp; copy_options::update_existing) &amp;&amp; last_write_time(from) &gt; last_write_time(to)) || !(options &amp; (copy_options::skip_existing | copy_options::overwrite_existing | </text:span><text:soft-page-break/><text:span text:style-name="Source_20_Text">copy_options::update_existing))</text:span> copy the contents and attributes of the file <text:span text:style-name="Source_20_Text">from</text:span> resolves to the file <text:span text:style-name="Source_20_Text">to</text:span> resolves to.</text:p>
      <text:p text:style-name="Quotations"><text:span text:style-name="T5">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5">Throws:</text:span> As specified in <text:a xlink:type="simple" xlink:href="#Error-reporting">Error reporting</text:a>.</text:p>
      <text:p text:style-name="Quotations"><text:span text:style-name="T5">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7"><text:s text:c="18"/>error_code&amp; ec) noexcept;</text:p>
      <text:p text:style-name="Quotations"><text:span text:style-name="T5">Effects: </text:span><text:span text:style-name="Source_20_Text"><text:span text:style-name="T5">function</text:span></text:span><text:span text:style-name="Source_20_Text">(read_symlink(existing_symlink</text:span><text:span text:style-name="T5">[</text:span><text:span text:style-name="Source_20_Text">, ec</text:span><text:span text:style-name="T5">]</text:span><text:span text:style-name="Source_20_Text">), new_symlink</text:span><text:span text:style-name="T5">[</text:span><text:span text:style-name="Source_20_Text">, ec</text:span><text:span text:style-name="T5">]</text:span><text:span text:style-name="Source_20_Text">)</text:span>, where <text:span text:style-name="Source_20_Text"><text:span text:style-name="T5">function</text:span></text:span> is <text:span text:style-name="Source_20_Text">create_symlink</text:span> or <text:span text:style-name="Source_20_Text">create_directory_symlink</text:span>, as appropriate.</text:p>
      <text:p text:style-name="Quotations"><text:span text:style-name="T5">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7">bool <text:bookmark text:name="create_directories2"/>create_directories(const path&amp; p, error_code&amp; ec) noexcept;</text:p>
      <text:p text:style-name="Quotations"><text:span text:style-name="T5">Effects:</text:span> Establishes the postcondition by calling <text:span text:style-name="Source_20_Text">create_directory()</text:span> for any element of <text:span text:style-name="Source_20_Text">p</text:span> that does not exist.</text:p>
      <text:p text:style-name="Quotations"><text:span text:style-name="T5">Postcondition:</text:span> <text:span text:style-name="Source_20_Text">is_directory(p)</text:span></text:p>
      <text:p text:style-name="Quotations"><text:span text:style-name="T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5">Throws:</text:span> As specified in <text:a xlink:type="simple" xlink:href="#Error-reporting">Error reporting</text:a>.</text:p>
      <text:p text:style-name="Quotations"><text:span text:style-name="T5">Complexity:</text:span> <text:span text:style-name="T5">O(n+1)</text:span> where <text:span text:style-name="T5">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7">bool create_directory(const path&amp; p, error_code&amp; ec) noexcept;</text:p>
      <text:p text:style-name="Quotations"><text:span text:style-name="T5">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5">Postcondition:</text:span> <text:span text:style-name="Source_20_Text">is_directory(p)</text:span></text:p>
      <text:p text:style-name="Quotations"><text:soft-page-break/><text:span text:style-name="T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5">Throws:</text:span> As specified in <text:a xlink:type="simple" xlink:href="#Error-reporting">Error reporting</text:a>.</text:p>
      <text:p text:style-name="Preformatted_20_Text">bool <text:bookmark text:name="create_directory2"/>create_directory(const path&amp; p, const path&amp; existing_p);</text:p>
      <text:p text:style-name="P7">bool create_directory(const path&amp; p, const path&amp; existing_p, error_code&amp; ec) noexcept;</text:p>
      <text:p text:style-name="Quotations"><text:span text:style-name="T5">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3">[<text:span text:style-name="T5">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5">--end note</text:span>] </text:p>
      <text:p text:style-name="Quotations"><text:span text:style-name="T5">Postcondition:</text:span> <text:span text:style-name="Source_20_Text">is_directory(p)</text:span></text:p>
      <text:p text:style-name="Quotations"><text:span text:style-name="T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5">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7"><text:s text:c="30"/>error_code&amp; ec) noexcept;</text:p>
      <text:p text:style-name="Quotations"><text:span text:style-name="T5">Effects:</text:span> Establishes the postcondition, as if by POSIX <text:a xlink:type="simple" xlink:href="http://www.opengroup.org/onlinepubs/000095399/functions/symlink.html"><text:span text:style-name="Source_20_Text">symlink()</text:span></text:a>.</text:p>
      <text:p text:style-name="Quotations"><text:span text:style-name="T5">Postcondition:</text:span> <text:span text:style-name="Source_20_Text">new_symlink</text:span> resolves to a symbolic link file that contains an unspecified representation of <text:span text:style-name="Source_20_Text">to</text:span>.</text:p>
      <text:p text:style-name="Quotations"><text:span text:style-name="T5">Throws:</text:span> As specified in <text:a xlink:type="simple" xlink:href="#Error-reporting">Error reporting</text:a>.</text:p>
      <text:p text:style-name="Quotations">[<text:span text:style-name="T5">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5">-- end note</text:span>]</text:p>
      <text:p text:style-name="Quotations">[<text:span text:style-name="T5">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5">-- end note</text:span>]</text:p>
      <text:h text:style-name="Heading_20_3" text:outline-level="3"><text:soft-page-break/>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7"><text:s text:c="38"/>error_code&amp; ec) noexcept;</text:p>
      <text:p text:style-name="Quotations"><text:span text:style-name="T5">Effects:</text:span> Establishes the postcondition, as if by POSIX <text:a xlink:type="simple" xlink:href="http://www.opengroup.org/onlinepubs/000095399/functions/link.html"><text:span text:style-name="Source_20_Text">link()</text:span></text:a>.</text:p>
      <text:p text:style-name="P14">Postcondition:</text:p>
      <text:list xml:id="list8343999309119870269" text:style-name="L21">
        <text:list-item>
          <text:p text:style-name="P56"> <text:span text:style-name="Source_20_Text">exists(to) &amp;&amp; exists(new_hard_link) &amp;&amp; equivalent(to, new_hard_link)</text:span> </text:p>
        </text:list-item>
        <text:list-item>
          <text:p text:style-name="P50">The contents of the file or directory <text:span text:style-name="Source_20_Text">to</text:span> resolves to are unchanged. </text:p>
        </text:list-item>
      </text:list>
      <text:p text:style-name="Quotations"><text:span text:style-name="T5">Throws:</text:span> As specified in <text:a xlink:type="simple" xlink:href="#Error-reporting">Error reporting</text:a>.</text:p>
      <text:p text:style-name="Quotations">[<text:span text:style-name="T5">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5">--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7"><text:s text:c="20"/>error_code&amp; ec) noexcept;</text:p>
      <text:p text:style-name="Quotations"><text:span text:style-name="T5">Effects:</text:span> Establishes the postcondition, as if by POSIX <text:a xlink:type="simple" xlink:href="http://www.opengroup.org/onlinepubs/000095399/functions/symlink.html"><text:span text:style-name="Source_20_Text">symlink()</text:span></text:a>.</text:p>
      <text:p text:style-name="Quotations"><text:span text:style-name="T5">Postcondition:</text:span> <text:span text:style-name="Source_20_Text">new_symlink</text:span> resolves to a symbolic link file that contains an unspecified representation of <text:span text:style-name="Source_20_Text">to</text:span>.</text:p>
      <text:p text:style-name="Quotations"><text:span text:style-name="T5">Throws:</text:span> As specified in <text:a xlink:type="simple" xlink:href="#Error-reporting">Error reporting</text:a>.</text:p>
      <text:p text:style-name="Quotations">[<text:span text:style-name="T5">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5">-- end note</text:span>]</text:p>
      <text:h text:style-name="Heading_20_3" text:outline-level="3">15.11 Current path  [<text:bookmark text:name="fs.op.current_path"/>fs.op.current_path]</text:h>
      <text:p text:style-name="Preformatted_20_Text">path <text:bookmark text:name="current_path"/>current_path();</text:p>
      <text:p text:style-name="P7">path <text:bookmark text:name="current_path2"/>current_path(error_code&amp; ec);</text:p>
      <text:p text:style-name="Quotations"><text:span text:style-name="T5">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5">Throws:</text:span> As specified in <text:a xlink:type="simple" xlink:href="#Error-reporting">Error reporting</text:a>.</text:p>
      <text:p text:style-name="Quotations"><text:span text:style-name="T5">Remarks: </text:span>The current working directory is the directory, associated with the process, <text:soft-page-break/>that is used as the starting location in pathname resolution for relative paths.</text:p>
      <text:p text:style-name="Quotations">[<text:span text:style-name="T5">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5">-- end note</text:span>]</text:p>
      <text:p text:style-name="Preformatted_20_Text">void current_path(const path&amp; p);</text:p>
      <text:p text:style-name="P7">void current_path(const path&amp; p, error_code&amp; ec) noexcept;</text:p>
      <text:p text:style-name="Quotations"><text:span text:style-name="T5">Effects:</text:span> Establishes the postcondition, as if by POSIX <text:a xlink:type="simple" xlink:href="http://www.opengroup.org/onlinepubs/000095399/functions/chdir.html"><text:span text:style-name="Source_20_Text">chdir()</text:span></text:a>.</text:p>
      <text:p text:style-name="Quotations"><text:span text:style-name="T5">Postcondition:</text:span> <text:span text:style-name="Source_20_Text">equivalent(p, current_path())</text:span>.</text:p>
      <text:p text:style-name="Quotations"><text:span text:style-name="T5">Throws:</text:span> As specified in <text:a xlink:type="simple" xlink:href="#Error-reporting">Error reporting</text:a>.</text:p>
      <text:p text:style-name="Quotations">[<text:span text:style-name="T5">Note: </text:span>The current path for many operating systems is a dangerous global state. It may be changed unexpectedly by a third-party or system library functions, or by another thread.  <text:span text:style-name="T5">-- end note</text:span>]</text:p>
      <text:h text:style-name="Heading_20_3" text:outline-level="3">15.12 Exists  [<text:bookmark text:name="fs.op.exists"/>fs.op.exists]</text:h>
      <text:p text:style-name="P7">bool <text:bookmark text:name="exists"/>exists(file_status s) noexcept;</text:p>
      <text:p text:style-name="Quotations"><text:span text:style-name="T5">Returns:</text:span> <text:span text:style-name="Source_20_Text">status_known(s) &amp;&amp; s.type() != file_type::not_found</text:span></text:p>
      <text:p text:style-name="Preformatted_20_Text">bool <text:bookmark text:name="exists2"/>exists(const path&amp; p);</text:p>
      <text:p text:style-name="P7">bool <text:bookmark text:name="exists3"/>exists(const path&amp; p, error_code&amp; ec) noexcept;</text:p>
      <text:p text:style-name="Quotations"><text:span text:style-name="T5">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7"><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5">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5">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3">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5">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7">uintmax_t <text:bookmark text:name="file_size2"/>file_size(const path&amp; p, error_code&amp; ec) noexcept;</text:p>
      <text:p text:style-name="Quotations"><text:span text:style-name="T5">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5">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7">uintmax_t hard_link_count(const path&amp; p, error_code&amp; ec) noexcept;</text:p>
      <text:p text:style-name="Quotations"><text:span text:style-name="T5">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5">Throws:</text:span> As specified in <text:a xlink:type="simple" xlink:href="#Error-reporting">Error reporting</text:a>.</text:p>
      <text:h text:style-name="Heading_20_3" text:outline-level="3">15.16 Is block file  [<text:bookmark text:name="fs.op.is_block_file"/>fs.op.is_block_file]</text:h>
      <text:p text:style-name="P7">bool <text:bookmark text:name="is_block_file"/><text:span text:style-name="Source_20_Text">is_block_file</text:span>(file_status s) noexcept;</text:p>
      <text:p text:style-name="Quotations"><text:span text:style-name="T5">Returns:</text:span> <text:span text:style-name="Source_20_Text">s.type() == file_type::block</text:span></text:p>
      <text:p text:style-name="Preformatted_20_Text"><text:span text:style-name="Source_20_Text">bool is_block_file(const path&amp; p);</text:span></text:p>
      <text:p text:style-name="P7"><text:span text:style-name="Source_20_Text">bool is_block_file(const path&amp; p, error_code&amp; ec) noexcept;</text:span></text:p>
      <text:p text:style-name="Quotations"><text:span text:style-name="T5">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17 Is character file  [<text:bookmark text:name="fs.op.is_char_file"/>fs.op.is_char_file]</text:h>
      <text:p text:style-name="P7">bool <text:bookmark text:name="is_character_file"/><text:span text:style-name="Source_20_Text">is_character_file</text:span>(file_status s) noexcept;</text:p>
      <text:p text:style-name="Quotations"><text:span text:style-name="T5">Returns:</text:span> <text:span text:style-name="Source_20_Text">s.type() == file_type::character</text:span></text:p>
      <text:p text:style-name="Preformatted_20_Text"><text:span text:style-name="Source_20_Text">bool is_character_file(const path&amp; p);</text:span></text:p>
      <text:p text:style-name="P7"><text:soft-page-break/><text:span text:style-name="Source_20_Text">bool is_character_file(const path&amp; p, error_code&amp; ec) noexcept;</text:span></text:p>
      <text:p text:style-name="Quotations"><text:span text:style-name="T5">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18 Is directory  [<text:bookmark text:name="fs.op.is_directory"/>fs.op.is_directory]</text:h>
      <text:p text:style-name="P7">bool <text:bookmark text:name="is_directory"/><text:span text:style-name="Source_20_Text">is_directory</text:span>(file_status s) noexcept;</text:p>
      <text:p text:style-name="Quotations"><text:span text:style-name="T5">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7"><text:span text:style-name="Source_20_Text">bool </text:span><text:bookmark text:name="is_directory3"/><text:span text:style-name="Source_20_Text">is_directory(const path&amp; p, error_code&amp; ec) noexcept;</text:span></text:p>
      <text:p text:style-name="Quotations"><text:span text:style-name="T5">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7"><text:span text:style-name="Source_20_Text">bool </text:span><text:bookmark text:name="is_empty2"/><text:span text:style-name="Source_20_Text">is_empty(const path&amp; p, error_code&amp; ec)</text:span> noexcept<text:span text:style-name="Source_20_Text">;</text:span></text:p>
      <text:p text:style-name="Quotations"><text:span text:style-name="T5">Effects:</text:span> Determines <text:span text:style-name="Source_20_Text">file_status s</text:span>, as if by <text:span text:style-name="Source_20_Text">status(p, ec)</text:span>.</text:p>
      <text:p text:style-name="Quotations"><text:span text:style-name="T5">Returns:</text:span> <text:span text:style-name="Source_20_Text">is_directory(s)<text:line-break/>         ? directory_iterator(p) == directory_iterator()<text:line-break/>         : file_size(p) == 0;</text:span></text:p>
      <text:p text:style-name="P13">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20 Is fifo  [<text:bookmark text:name="fs.op.is_fifo"/>fs.op.is_fifo]</text:h>
      <text:p text:style-name="P7">bool <text:bookmark text:name="is_fifo"/><text:span text:style-name="Source_20_Text">is_fifo</text:span>(file_status s) noexcept;</text:p>
      <text:p text:style-name="Quotations"><text:span text:style-name="T5">Returns:</text:span> <text:span text:style-name="Source_20_Text">s.type() == file_type::fifo</text:span></text:p>
      <text:p text:style-name="Preformatted_20_Text"><text:span text:style-name="Source_20_Text">bool is_fifo(const path&amp; p);</text:span></text:p>
      <text:p text:style-name="P7"><text:span text:style-name="Source_20_Text">bool is_fifo(const path&amp; p, error_code&amp; ec) noexcept;</text:span></text:p>
      <text:p text:style-name="Quotations"><text:span text:style-name="T5">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text:soft-page-break/>15.21 Is other  [<text:bookmark text:name="fs.op.is_other"/>fs.op.is_other]</text:h>
      <text:p text:style-name="P7">bool <text:bookmark text:name="is_other"/>is_other(file_status s) noexcept;</text:p>
      <text:p text:style-name="Quotations"><text:span text:style-name="T5">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7"><text:span text:style-name="Source_20_Text">bool </text:span><text:bookmark text:name="is_other3"/><text:span text:style-name="Source_20_Text">is_other(const path&amp; p, error_code&amp; ec) noexcept;</text:span></text:p>
      <text:p text:style-name="Quotations"><text:span text:style-name="T5">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22 Is regular file  [<text:bookmark text:name="fs.op.is_regular_file"/>fs.op.is_regular_file]</text:h>
      <text:p text:style-name="P7">bool <text:bookmark text:name="is_regular_file"/><text:span text:style-name="Source_20_Text">is_regular_file</text:span>(file_status s) noexcept;</text:p>
      <text:p text:style-name="Quotations"><text:span text:style-name="T5">Returns:</text:span> <text:span text:style-name="Source_20_Text">s.type() == file_type::regular</text:span>.</text:p>
      <text:p text:style-name="P7"><text:span text:style-name="Source_20_Text">bool </text:span><text:bookmark text:name="is_regular_file2"/><text:span text:style-name="Source_20_Text">is_regular_file(const path&amp; p);</text:span></text:p>
      <text:p text:style-name="Quotations"><text:span text:style-name="T5">Returns:</text:span> <text:span text:style-name="Source_20_Text">is_regular_file(status(p))</text:span>.</text:p>
      <text:p text:style-name="Quotations"><text:span text:style-name="T5">Throws:</text:span> <text:span text:style-name="Source_20_Text">filesystem_error</text:span> if <text:span text:style-name="Source_20_Text">status(p)</text:span> would throw <text:span text:style-name="Source_20_Text">filesystem_error.</text:span></text:p>
      <text:p text:style-name="P7"><text:span text:style-name="Source_20_Text">bool </text:span><text:bookmark text:name="is_regular_file3"/><text:span text:style-name="Source_20_Text">is_regular_file(const path&amp; p, error_code&amp; ec) noexcept;</text:span></text:p>
      <text:p text:style-name="Quotations"><text:span text:style-name="T5">Effects:</text:span> Sets <text:span text:style-name="Source_20_Text">ec</text:span> as if by <text:span text:style-name="Source_20_Text">status(p, ec)</text:span>. [<text:span text:style-name="T5">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5">-- end note</text:span>] </text:p>
      <text:p text:style-name="Quotations"><text:span text:style-name="T5">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7">bool <text:bookmark text:name="is_socket"/><text:span text:style-name="Source_20_Text">is_socket</text:span>(file_status s) noexcept;</text:p>
      <text:p text:style-name="Quotations"><text:span text:style-name="T5">Returns:</text:span> <text:span text:style-name="Source_20_Text">s.type() == file_type::socket</text:span></text:p>
      <text:p text:style-name="Preformatted_20_Text"><text:span text:style-name="Source_20_Text">bool is_socket(const path&amp; p);</text:span></text:p>
      <text:p text:style-name="P7"><text:span text:style-name="Source_20_Text">bool is_socket(const path&amp; p, error_code&amp; ec) noexcept;</text:span></text:p>
      <text:p text:style-name="Quotations"><text:span text:style-name="T5">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text:soft-page-break/>15.24 Is symlink  [<text:bookmark text:name="fs.op.is_symlink"/>fs.op.is_symlink]</text:h>
      <text:p text:style-name="P7">bool <text:bookmark text:name="is_symlink"/>is_symlink(file_status s) noexcept;</text:p>
      <text:p text:style-name="Quotations"><text:span text:style-name="T5">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7"><text:span text:style-name="Source_20_Text">bool </text:span><text:bookmark text:name="is_symlink3"/><text:span text:style-name="Source_20_Text">is_symlink(const path&amp; p, error_code&amp; ec) noexcept;</text:span></text:p>
      <text:p text:style-name="Quotations"><text:span text:style-name="T5">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7">file_time_type <text:bookmark text:name="last_write_time2"/>last_write_time(const path&amp; p<text:span text:style-name="Source_20_Text">, error_code&amp; ec</text:span>) noexcept;</text:p>
      <text:p text:style-name="Quotations"><text:span text:style-name="T5">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5">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7"><text:span text:style-name="Source_20_Text"><text:s text:c="21"/>error_code&amp; ec</text:span>) noexcept;</text:p>
      <text:p text:style-name="Quotations"><text:span text:style-name="T5">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5">Throws:</text:span> As specified in <text:a xlink:type="simple" xlink:href="#Error-reporting">Error reporting</text:a>.</text:p>
      <text:p text:style-name="Quotations">[<text:span text:style-name="T5">Note:</text:span> A postcondition of <text:span text:style-name="Source_20_Text">last_write_time(p) == new_time</text:span> is not specified since it might not hold for file systems with coarse time granularity. <text:span text:style-name="T5">--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7">void permissions(const path&amp; p, <text:a xlink:type="simple" xlink:href="#symlink_perms">perms</text:a> prms, error_code&amp; ec) noexcept;</text:p>
      <text:p text:style-name="Quotations"><text:span text:style-name="T5">Requires:</text:span> <text:span text:style-name="Source_20_Text">!((prms &amp; add_perms) &amp;&amp; (prms &amp; remove_perms))</text:span>.</text:p>
      <text:p text:style-name="Quotations"><text:span text:style-name="T5">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ext:soft-page-break/>
        <table:table-row>
          <table:table-cell table:style-name="Table12.A1" office:value-type="string">
            <text:p text:style-name="Table_20_Contents"><text:span text:style-name="T10">bits present in </text:span><text:span text:style-name="Source_20_Text"><text:span text:style-name="T10">prms</text:span></text:span></text:p>
          </table:table-cell>
          <table:table-cell table:style-name="Table12.B1" office:value-type="string">
            <text:p text:style-name="P3">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5">Note:</text:span> Conceptually permissions are viewed as bits, but the actual implementation may use some other mechanism. -- <text:span text:style-name="T5">end note</text:span>]</text:p>
      <text:p text:style-name="Quotations"><text:span text:style-name="T5">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7">path read_symlink(const path&amp; p, error_code&amp; ec);</text:p>
      <text:p text:style-name="Quotations"><text:span text:style-name="T5">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5">Throws:</text:span> As specified in <text:a xlink:type="simple" xlink:href="#Error-reporting">Error reporting</text:a>. [<text:span text:style-name="T5">Note:</text:span> It is an error if <text:span text:style-name="Source_20_Text">p</text:span> does not resolve to a symbolic link. <text:span text:style-name="T5">-- end note</text:span>]</text:p>
      <text:h text:style-name="Heading_20_3" text:outline-level="3">15.28 Remove  [<text:bookmark text:name="fs.op.remove"/>fs.op.remove]</text:h>
      <text:p text:style-name="Preformatted_20_Text">bool <text:bookmark text:name="remove"/>remove(const path&amp; p);</text:p>
      <text:p text:style-name="P7">bool <text:bookmark text:name="remove2"/>remove(const path&amp; p, error_code&amp; ec) noexcept;</text:p>
      <text:p text:style-name="Quotations"><text:span text:style-name="T5">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3">[<text:span text:style-name="T5">Note:</text:span> A symbolic link is itself removed, rather than the file it resolves to being removed. <text:span text:style-name="T5">-- end note</text:span>]</text:p>
      <text:p text:style-name="Quotations"><text:span text:style-name="T5">Postcondition:</text:span> <text:span text:style-name="Source_20_Text">!exists(symlink_status(p))</text:span>.</text:p>
      <text:p text:style-name="Quotations"><text:span text:style-name="T5">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5">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7">uintmax_t <text:bookmark text:name="remove_all2"/>remove_all(const path&amp; p, error_code&amp; ec) noexcept;</text:p>
      <text:p text:style-name="Quotations"><text:soft-page-break/><text:span text:style-name="T5">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3">[<text:span text:style-name="T5">Note:</text:span> A symbolic link is itself removed, rather than the file it resolves to being removed. <text:span text:style-name="T5">-- end note</text:span>]</text:p>
      <text:p text:style-name="Quotations"><text:span text:style-name="T5">Postcondition:</text:span> <text:span text:style-name="Source_20_Text">!exists(p)</text:span></text:p>
      <text:p text:style-name="Quotations"><text:span text:style-name="T5">Returns:</text:span> The number of files removed. The signature with argument <text:span text:style-name="Source_20_Text">ec</text:span> returns <text:span text:style-name="Source_20_Text">static_cast&lt;uintmax_t&gt;(-1)</text:span> if an error occurs.</text:p>
      <text:p text:style-name="Quotations"><text:span text:style-name="T5">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7">void <text:bookmark text:name="rename2"/>rename(const path&amp; old_p, const path&amp; new_p, error_code&amp; ec) noexcept;</text:p>
      <text:p text:style-name="Quotations"><text:span text:style-name="T5">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3">[<text:span text:style-name="T5">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5">-- end note</text:span>]</text:p>
      <text:p text:style-name="Quotations"><text:span text:style-name="T5">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7">void <text:bookmark text:name="resize_file2"/>resize_file(const path&amp; p, uintmax_t new_size, error_code&amp; ec) noexcept;</text:p>
      <text:p text:style-name="Quotations"><text:span text:style-name="T5">Postcondition:</text:span> <text:span text:style-name="Source_20_Text">file_size() == new_size</text:span>.</text:p>
      <text:p text:style-name="Quotations"><text:span text:style-name="T5">Throws:</text:span> As specified in <text:a xlink:type="simple" xlink:href="#Error-reporting">Error reporting</text:a>.</text:p>
      <text:p text:style-name="Quotations"><text:span text:style-name="T5">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7">space_info <text:bookmark text:name="space2"/>space(const path&amp; p, error_code&amp; ec) noexcept;</text:p>
      <text:p text:style-name="Quotations"><text:span text:style-name="T5">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9">statvfs()</text:span></text:span></text:a> to obtain a POSIX struct <text:a xlink:type="simple" xlink:href="http://www.opengroup.org/onlinepubs/000095399/basedefs/sys/statvfs.h.html"><text:span text:style-name="Source_20_Text"><text:span text:style-name="T9">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text:soft-page-break/>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5">Throws:</text:span> As specified in <text:a xlink:type="simple" xlink:href="#Error-reporting">Error reporting</text:a>.</text:p>
      <text:h text:style-name="Heading_20_3" text:outline-level="3">15.33 Status  [<text:bookmark text:name="fs.op.status"/>fs.op.status]</text:h>
      <text:p text:style-name="P7"><text:a xlink:type="simple" xlink:href="#file_status">file_status</text:a> <text:bookmark text:name="status"/>status(const path&amp; p);</text:p>
      <text:p text:style-name="Quotations"><text:span text:style-name="T5">Effects: </text:span>As if:</text:p>
      <text:p text:style-name="P11">error_code ec;</text:p>
      <text:p text:style-name="P11">file_status result = status(p, ec);</text:p>
      <text:p text:style-name="P11">if (result == file_type::none)</text:p>
      <text:p text:style-name="P11"><text:s text:c="2"/>throw filesystem_error(<text:span text:style-name="T5">implementation-supplied-message</text:span>, p, ec);</text:p>
      <text:p text:style-name="P12">return result;</text:p>
      <text:p text:style-name="Quotations"><text:span text:style-name="T5">Returns:</text:span> See above.</text:p>
      <text:p text:style-name="Quotations"><text:span text:style-name="T5">Throws:</text:span> <text:span text:style-name="Source_20_Text">filesystem_error</text:span>. [<text:span text:style-name="T5">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5">-- end note</text:span>] </text:p>
      <text:p text:style-name="P7"><text:a xlink:type="simple" xlink:href="#file_status">file_status</text:a> <text:bookmark text:name="status2"/>status(const path&amp; p, error_code&amp; ec) noexcept;</text:p>
      <text:p text:style-name="P14">Effects: </text:p>
      <text:p text:style-name="P13">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3">If, during attribute determination, the underlying file system API reports an error, sets <text:span text:style-name="Source_20_Text">ec</text:span> to indicate the specific error reported. Otherwise, <text:span text:style-name="Source_20_Text">ec.clear()</text:span>.</text:p>
      <text:p text:style-name="P19">[<text:span text:style-name="T5">Note:</text:span> This allows users to inspect the specifics of underlying API errors even when the value returned by <text:span text:style-name="Source_20_Text">status()</text:span> is not <text:span text:style-name="Source_20_Text">file_status(file_type::none)</text:span>.  <text:span text:style-name="T5">--end note</text:span>]</text:p>
      <text:p text:style-name="P14">Returns:</text:p>
      <text:p text:style-name="P13">If <text:span text:style-name="Source_20_Text">ec != error_code()</text:span>:</text:p>
      <text:list xml:id="list4881535329451137929" text:style-name="L22">
        <text:list-item>
          <text:p text:style-name="P65">If the specific error indicates that <text:span text:style-name="Source_20_Text">p</text:span> cannot be resolved because some element of the path does not exist, return <text:span text:style-name="Source_20_Text">file_status(file_type::not_found)</text:span>.<text:span text:style-name="T7"> </text:span><text:line-break/>  </text:p>
        </text:list-item>
        <text:list-item>
          <text:p text:style-name="P65">Otherwise, if the specific error indicates that <text:span text:style-name="Source_20_Text">p</text:span> can be resolved but <text:soft-page-break/>the attributes cannot be determined, return <text:span text:style-name="Source_20_Text">file_status(file_type::unknown)</text:span>. <text:line-break/>  </text:p>
        </text:list-item>
        <text:list-item>
          <text:p text:style-name="P75">Otherwise, return <text:span text:style-name="Source_20_Text">file_status(file_type::none)</text:span>. </text:p>
        </text:list-item>
      </text:list>
      <text:p text:style-name="P19">[<text:span text:style-name="T5">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5">--end note</text:span>]</text:p>
      <text:p text:style-name="P13">Otherwise,</text:p>
      <text:list xml:id="list5201115269884228430" text:style-name="L23">
        <text:list-item>
          <text:p text:style-name="P66">If the attributes indicate a regular file, as if by POSIX <text:a xlink:type="simple" xlink:href="http://www.opengroup.org/onlinepubs/000095399/basedefs/sys/stat.h.html">S_ISREG()</text:a>, return <text:span text:style-name="Source_20_Text">file_status(file_type::regular)</text:span>. [<text:span text:style-name="T5">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5">-- end note</text:span>]<text:line-break/>  </text:p>
        </text:list-item>
        <text:list-item>
          <text:p text:style-name="P66">Otherwise, if the attributes indicate a directory, as if by POSIX <text:a xlink:type="simple" xlink:href="http://www.opengroup.org/onlinepubs/000095399/basedefs/sys/stat.h.html">S_ISDIR()</text:a>, return <text:span text:style-name="Source_20_Text">file_status(file_type::directory)</text:span>. [<text:span text:style-name="T5">Note:</text:span> <text:span text:style-name="Source_20_Text">file_type::directory</text:span> implies <text:span text:style-name="Source_20_Text">directory_iterator(p)</text:span>would succeed. <text:span text:style-name="T5">-- end note</text:span>]<text:line-break/>  </text:p>
        </text:list-item>
        <text:list-item>
          <text:p text:style-name="P66">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66">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66">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66">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76">Otherwise, return <text:span text:style-name="Source_20_Text">file_status(file_type::unknown)</text:span>. </text:p>
        </text:list-item>
      </text:list>
      <text:p text:style-name="P13"><text:span text:style-name="T5">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7">bool <text:bookmark text:name="status_known"/>status_known(file_status s) noexcept;</text:p>
      <text:p text:style-name="Quotations"><text:soft-page-break/><text:span text:style-name="T5">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7">file_status <text:bookmark text:name="symlink_status2"/>symlink_status(const path&amp; p, error_code&amp; ec) noexcept;</text:p>
      <text:p text:style-name="Quotations"><text:span text:style-name="T5">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5">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5">Remarks:</text:span> Pathname resolution terminates if <text:span text:style-name="Source_20_Text">p</text:span> names a symbolic link.</text:p>
      <text:p text:style-name="Quotations"><text:span text:style-name="T5">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7">path <text:bookmark text:name="system_complete2"/>system_complete(const path&amp; p, error_code&amp; ec);</text:p>
      <text:p text:style-name="Quotations"><text:span text:style-name="T5">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5">Returns:</text:span> The composed path. The signature with argument <text:span text:style-name="Source_20_Text">ec</text:span> returns <text:span text:style-name="Source_20_Text">path()</text:span> if an error occurs.</text:p>
      <text:p text:style-name="Quotations"><text:span text:style-name="T5">Postcondition:</text:span> For the returned path, <text:span text:style-name="Source_20_Text">rp,</text:span> <text:span text:style-name="Source_20_Text">rp.is_absolute()</text:span> is true.</text:p>
      <text:p text:style-name="Quotations"><text:span text:style-name="T5">Throws:</text:span> As specified in <text:a xlink:type="simple" xlink:href="#Error-reporting">Error reporting</text:a>.</text:p>
      <text:p text:style-name="P13">[<text:span text:style-name="T5">Example:</text:span> For POSIX based operating systems, <text:span text:style-name="Source_20_Text">system_complete(p)</text:span> has the same semantics as <text:span text:style-name="Source_20_Text">complete(p, current_path())</text:span>.</text:p>
      <text:p text:style-name="P13">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10">residue left over from a prior program</text:span> run by the command processor! Although these semantics are useful, they are very error-prone. <text:span text:style-name="T5">-- end example</text:span>] </text:p>
      <text:h text:style-name="Heading_20_3" text:outline-level="3"><text:soft-page-break/>15.37 Temporary directory path  [<text:bookmark text:name="fs.op.temp_dir_path"/>fs.op.temp_dir_path]</text:h>
      <text:p text:style-name="Preformatted_20_Text">path <text:bookmark text:name="temp_directory_path"/>temp_directory_path();</text:p>
      <text:p text:style-name="P7">path temp_directory_path(error_code&amp; ec);</text:p>
      <text:p text:style-name="Quotations"><text:span text:style-name="T5">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5">Throws:</text:span> As specified in <text:a xlink:type="simple" xlink:href="#Error-reporting">Error reporting</text:a>.</text:p>
      <text:p text:style-name="P13">[<text:span text:style-name="T5">Example:</text:span> For POSIX based operating systems, an implementation might return the path supplied by the first environment variable found in the list TMPDIR, TMP, TEMP, TEMPDIR, or if none of these are found, <text:span text:style-name="Source_20_Text">"/tmp"</text:span>.</text:p>
      <text:p text:style-name="P13">For Windows based operating systems, an implementation might return the path reported by the <text:span text:style-name="T5">Windows</text:span> <text:span text:style-name="Source_20_Text">GetTempPath</text:span> API function. <text:span text:style-name="T5">--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7">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5">Note:</text:span> The more bits of randomness in the generated name, the less likelihood of prior existence or being guessed. Each replacement hexadecimal digit in the model adds four bits of randomness. The default model thus provides 64 bits of randomness. <text:span text:style-name="T5">--end note</text:span>]</text:p>
      <text:p text:style-name="Quotations"><text:span text:style-name="T5">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5">Throws:</text:span> As specified in <text:a xlink:type="simple" xlink:href="#Error-reporting">Error reporting</text:a>.</text:p>
      <text:p text:style-name="Quotations"><text:span text:style-name="T5">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5">Note</text:span>: Such generators may block until sufficient entropy develops. <text:span text:style-name="T5">--end note</text:span>]</text:p>
      <text:p text:style-name="Quotations">[<text:span text:style-name="T5">Example</text:span>:</text:p>
      <text:p text:style-name="P12">cout &lt;&lt; unique_path("test-%%%%%%%%%%%.txt") &lt;&lt; endl;</text:p>
      <text:p text:style-name="Quotations">Typical output would be <text:span text:style-name="Source_20_Text">"test-0db7f2bf57a.txt"</text:span>. Because 11 hexadecimal output characters are specified, 44 bits of randomness are supplied.  <text:span text:style-name="T5">--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MP2"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style style:name="MT2" style:family="text">
      <style:text-properties fo:color="#000000" style:font-name="Arial" fo:font-size="8pt" fo:font-weight="bold" style:font-size-asian="8pt"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ISO/IEC 2013 – All rights reserved <text:tab/><text:tab/></text:span><text:span text:style-name="MT2"><text:page-number text:select-page="current">60</text:page-number></text:span></text:p>
      </style:footer>
    </style:master-page>
    <style:master-page style:name="Endnote" style:page-layout-name="Mpm2"/>
    <style:master-page style:name="HTML" style:page-layout-name="Mpm3"/>
    <style:master-page style:name="Preface" style:page-layout-name="Mpm4">
      <style:footer>
        <text:p text:style-name="MP2"><text:span text:style-name="MT1">© ISO/IEC 2013 – All rights reserved <text:s text:c="158"/></text:span><text:span text:style-name="MT1"><text:page-number text:select-page="current">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5T15:50:55.331000000</dc:date>
    <meta:editing-duration>PT13H12M37S</meta:editing-duration>
    <meta:editing-cycles>9</meta:editing-cycles>
    <meta:initial-creator>Barbara White</meta:initial-creator>
    <meta:creation-date>2013-09-29T21:25:00</meta:creation-date>
    <meta:document-statistic meta:table-count="12" meta:image-count="0" meta:object-count="0" meta:page-count="68" meta:paragraph-count="1644" meta:word-count="13965" meta:character-count="107710" meta:non-whitespace-character-count="90513"/>
    <meta:user-defined meta:name="ProgId">FrontPage.Editor.Document</meta:user-defined>
  </office:meta>
</office:document-meta>
</file>